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9035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163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ltimes09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37278043" calcext:value-type="float">
            <text:p>26.37278043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3446382" calcext:value-type="float">
            <text:p>26.3446382</text:p>
          </table:table-cell>
          <table:table-cell office:value-type="float" office:value="26.34418379" calcext:value-type="float">
            <text:p>26.34418379</text:p>
          </table:table-cell>
          <table:table-cell office:value-type="float" office:value="26.4062381" calcext:value-type="float">
            <text:p>26.4062381</text:p>
          </table:table-cell>
          <table:table-cell office:value-type="float" office:value="26.40564153" calcext:value-type="float">
            <text:p>26.40564153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41339539" calcext:value-type="float">
            <text:p>26.41339539</text:p>
          </table:table-cell>
          <table:table-cell office:value-type="float" office:value="26.41387046" calcext:value-type="float">
            <text:p>26.41387046</text:p>
          </table:table-cell>
          <table:table-cell office:value-type="float" office:value="26.41383195" calcext:value-type="float">
            <text:p>26.41383195</text:p>
          </table:table-cell>
          <table:table-cell office:value-type="float" office:value="26.41365408" calcext:value-type="float">
            <text:p>26.41365408</text:p>
          </table:table-cell>
          <table:table-cell office:value-type="float" office:value="26.41382359" calcext:value-type="float">
            <text:p>26.41382359</text:p>
          </table:table-cell>
          <table:table-cell office:value-type="float" office:value="26.50054191" calcext:value-type="float">
            <text:p>26.50054191</text:p>
          </table:table-cell>
          <table:table-cell office:value-type="float" office:value="26.50052047" calcext:value-type="float">
            <text:p>26.50052047</text:p>
          </table:table-cell>
          <table:table-cell office:value-type="float" office:value="26.50042654" calcext:value-type="float">
            <text:p>26.50042654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2491218" calcext:value-type="float">
            <text:p>26.52491218</text:p>
          </table:table-cell>
          <table:table-cell office:value-type="float" office:value="26.96115974" calcext:value-type="float">
            <text:p>26.96115974</text:p>
          </table:table-cell>
          <table:table-cell office:value-type="float" office:value="26.96114864" calcext:value-type="float">
            <text:p>26.96114864</text:p>
          </table:table-cell>
          <table:table-cell office:value-type="float" office:value="26.9611181" calcext:value-type="float">
            <text:p>26.9611181</text:p>
          </table:table-cell>
          <table:table-cell office:value-type="float" office:value="26.96109553" calcext:value-type="float">
            <text:p>26.96109553</text:p>
          </table:table-cell>
          <table:table-cell office:value-type="float" office:value="26.96110437" calcext:value-type="float">
            <text:p>26.96110437</text:p>
          </table:table-cell>
          <table:table-cell office:value-type="float" office:value="26.96116417" calcext:value-type="float">
            <text:p>26.96116417</text:p>
          </table:table-cell>
          <table:table-cell office:value-type="float" office:value="26.96125504" calcext:value-type="float">
            <text:p>26.96125504</text:p>
          </table:table-cell>
          <table:table-cell office:value-type="float" office:value="26.96112618" calcext:value-type="float">
            <text:p>26.96112618</text:p>
          </table:table-cell>
          <table:table-cell office:value-type="float" office:value="26.96120814" calcext:value-type="float">
            <text:p>26.96120814</text:p>
          </table:table-cell>
          <table:table-cell office:value-type="float" office:value="26.96129506" calcext:value-type="float">
            <text:p>26.96129506</text:p>
          </table:table-cell>
          <table:table-cell office:value-type="float" office:value="26.9612335" calcext:value-type="float">
            <text:p>26.9612335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78830143" calcext:value-type="float">
            <text:p>26.78830143</text:p>
          </table:table-cell>
          <table:table-cell office:value-type="float" office:value="26.79521161" calcext:value-type="float">
            <text:p>26.79521161</text:p>
          </table:table-cell>
          <table:table-cell office:value-type="float" office:value="26.79531912" calcext:value-type="float">
            <text:p>26.79531912</text:p>
          </table:table-cell>
          <table:table-cell office:value-type="float" office:value="29.19480183" calcext:value-type="float">
            <text:p>29.19480183</text:p>
          </table:table-cell>
          <table:table-cell office:value-type="float" office:value="29.1948086" calcext:value-type="float">
            <text:p>29.1948086</text:p>
          </table:table-cell>
          <table:table-cell office:value-type="float" office:value="29.19489837" calcext:value-type="float">
            <text:p>29.19489837</text:p>
          </table:table-cell>
          <table:table-cell office:value-type="float" office:value="29.19493714" calcext:value-type="float">
            <text:p>29.19493714</text:p>
          </table:table-cell>
          <table:table-cell office:value-type="float" office:value="29.19482387" calcext:value-type="float">
            <text:p>29.19482387</text:p>
          </table:table-cell>
          <table:table-cell office:value-type="float" office:value="29.19496945" calcext:value-type="float">
            <text:p>29.19496945</text:p>
          </table:table-cell>
          <table:table-cell office:value-type="float" office:value="29.19497459" calcext:value-type="float">
            <text:p>29.19497459</text:p>
          </table:table-cell>
          <table:table-cell office:value-type="float" office:value="29.1949909" calcext:value-type="float">
            <text:p>29.1949909</text:p>
          </table:table-cell>
          <table:table-cell office:value-type="float" office:value="29.19502006" calcext:value-type="float">
            <text:p>29.19502006</text:p>
          </table:table-cell>
          <table:table-cell office:value-type="float" office:value="29.19500136" calcext:value-type="float">
            <text:p>29.19500136</text:p>
          </table:table-cell>
          <table:table-cell office:value-type="float" office:value="29.19503085" calcext:value-type="float">
            <text:p>29.19503085</text:p>
          </table:table-cell>
          <table:table-cell office:value-type="float" office:value="29.19491655" calcext:value-type="float">
            <text:p>29.19491655</text:p>
          </table:table-cell>
          <table:table-cell office:value-type="float" office:value="29.19504471" calcext:value-type="float">
            <text:p>29.19504471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1076374" calcext:value-type="float">
            <text:p>27.1076374</text:p>
          </table:table-cell>
          <table:table-cell office:value-type="float" office:value="27.10766772" calcext:value-type="float">
            <text:p>27.10766772</text:p>
          </table:table-cell>
          <table:table-cell office:value-type="float" office:value="27.10707111" calcext:value-type="float">
            <text:p>27.10707111</text:p>
          </table:table-cell>
          <table:table-cell office:value-type="float" office:value="27.1077967" calcext:value-type="float">
            <text:p>27.1077967</text:p>
          </table:table-cell>
          <table:table-cell office:value-type="float" office:value="27.10777078" calcext:value-type="float">
            <text:p>27.10777078</text:p>
          </table:table-cell>
          <table:table-cell office:value-type="float" office:value="27.12739535" calcext:value-type="float">
            <text:p>27.12739535</text:p>
          </table:table-cell>
          <table:table-cell office:value-type="float" office:value="27.12733531" calcext:value-type="float">
            <text:p>27.12733531</text:p>
          </table:table-cell>
          <table:table-cell office:value-type="float" office:value="27.13716246" calcext:value-type="float">
            <text:p>27.13716246</text:p>
          </table:table-cell>
          <table:table-cell office:value-type="float" office:value="27.13717823" calcext:value-type="float">
            <text:p>27.13717823</text:p>
          </table:table-cell>
          <table:table-cell office:value-type="float" office:value="27.13711527" calcext:value-type="float">
            <text:p>27.13711527</text:p>
          </table:table-cell>
          <table:table-cell office:value-type="float" office:value="27.13732822" calcext:value-type="float">
            <text:p>27.13732822</text:p>
          </table:table-cell>
          <table:table-cell office:value-type="float" office:value="27.13721383" calcext:value-type="float">
            <text:p>27.13721383</text:p>
          </table:table-cell>
          <table:table-cell office:value-type="float" office:value="27.13733035" calcext:value-type="float">
            <text:p>27.13733035</text:p>
          </table:table-cell>
          <table:table-cell office:value-type="float" office:value="27.13727142" calcext:value-type="float">
            <text:p>27.13727142</text:p>
          </table:table-cell>
          <table:table-cell office:value-type="float" office:value="27.13736264" calcext:value-type="float">
            <text:p>27.13736264</text:p>
          </table:table-cell>
          <table:table-cell office:value-type="float" office:value="27.13733311" calcext:value-type="float">
            <text:p>27.13733311</text:p>
          </table:table-cell>
          <table:table-cell office:value-type="float" office:value="27.13739278" calcext:value-type="float">
            <text:p>27.13739278</text:p>
          </table:table-cell>
          <table:table-cell office:value-type="float" office:value="27.13736729" calcext:value-type="float">
            <text:p>27.13736729</text:p>
          </table:table-cell>
          <table:table-cell office:value-type="float" office:value="27.13727611" calcext:value-type="float">
            <text:p>27.13727611</text:p>
          </table:table-cell>
          <table:table-cell office:value-type="float" office:value="27.13733973" calcext:value-type="float">
            <text:p>27.13733973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3586794" calcext:value-type="float">
            <text:p>27.3586794</text:p>
          </table:table-cell>
          <table:table-cell office:value-type="float" office:value="27.35888161" calcext:value-type="float">
            <text:p>27.35888161</text:p>
          </table:table-cell>
          <table:table-cell office:value-type="float" office:value="27.35867954" calcext:value-type="float">
            <text:p>27.35867954</text:p>
          </table:table-cell>
          <table:table-cell office:value-type="float" office:value="27.35886333" calcext:value-type="float">
            <text:p>27.35886333</text:p>
          </table:table-cell>
          <table:table-cell office:value-type="float" office:value="27.35880585" calcext:value-type="float">
            <text:p>27.35880585</text:p>
          </table:table-cell>
          <table:table-cell office:value-type="float" office:value="27.3684647" calcext:value-type="float">
            <text:p>27.3684647</text:p>
          </table:table-cell>
          <table:table-cell office:value-type="float" office:value="27.36869267" calcext:value-type="float">
            <text:p>27.36869267</text:p>
          </table:table-cell>
          <table:table-cell office:value-type="float" office:value="27.36855425" calcext:value-type="float">
            <text:p>27.36855425</text:p>
          </table:table-cell>
          <table:table-cell office:value-type="float" office:value="27.368577" calcext:value-type="float">
            <text:p>27.368577</text:p>
          </table:table-cell>
          <table:table-cell office:value-type="float" office:value="27.36862647" calcext:value-type="float">
            <text:p>27.36862647</text:p>
          </table:table-cell>
          <table:table-cell office:value-type="float" office:value="27.36851979" calcext:value-type="float">
            <text:p>27.36851979</text:p>
          </table:table-cell>
          <table:table-cell office:value-type="float" office:value="27.36865592" calcext:value-type="float">
            <text:p>27.36865592</text:p>
          </table:table-cell>
          <table:table-cell office:value-type="float" office:value="27.36860657" calcext:value-type="float">
            <text:p>27.36860657</text:p>
          </table:table-cell>
          <table:table-cell office:value-type="float" office:value="27.36866608" calcext:value-type="float">
            <text:p>27.36866608</text:p>
          </table:table-cell>
          <table:table-cell office:value-type="float" office:value="27.3683999" calcext:value-type="float">
            <text:p>27.3683999</text:p>
          </table:table-cell>
          <table:table-cell office:value-type="float" office:value="27.36869591" calcext:value-type="float">
            <text:p>27.36869591</text:p>
          </table:table-cell>
          <table:table-cell office:value-type="float" office:value="27.36856874" calcext:value-type="float">
            <text:p>27.36856874</text:p>
          </table:table-cell>
          <table:table-cell office:value-type="float" office:value="27.36881397" calcext:value-type="float">
            <text:p>27.36881397</text:p>
          </table:table-cell>
          <table:table-cell office:value-type="float" office:value="27.36869743" calcext:value-type="float">
            <text:p>27.36869743</text:p>
          </table:table-cell>
          <table:table-cell office:value-type="float" office:value="27.3685409" calcext:value-type="float">
            <text:p>27.3685409</text:p>
          </table:table-cell>
          <table:table-cell office:value-type="float" office:value="27.36884035" calcext:value-type="float">
            <text:p>27.36884035</text:p>
          </table:table-cell>
          <table:table-cell office:value-type="float" office:value="27.3688721" calcext:value-type="float">
            <text:p>27.3688721</text:p>
          </table:table-cell>
          <table:table-cell office:value-type="float" office:value="27.36795995" calcext:value-type="float">
            <text:p>27.36795995</text:p>
          </table:table-cell>
          <table:table-cell office:value-type="float" office:value="27.36872449" calcext:value-type="float">
            <text:p>27.36872449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.86434602" calcext:value-type="float">
            <text:p>26.86434602</text:p>
          </table:table-cell>
          <table:table-cell office:value-type="float" office:value="27.62473493" calcext:value-type="float">
            <text:p>27.62473493</text:p>
          </table:table-cell>
          <table:table-cell office:value-type="float" office:value="28.87068227" calcext:value-type="float">
            <text:p>28.87068227</text:p>
          </table:table-cell>
          <table:table-cell office:value-type="float" office:value="28.87067312" calcext:value-type="float">
            <text:p>28.87067312</text:p>
          </table:table-cell>
          <table:table-cell office:value-type="float" office:value="28.87068377" calcext:value-type="float">
            <text:p>28.87068377</text:p>
          </table:table-cell>
          <table:table-cell office:value-type="float" office:value="28.87029307" calcext:value-type="float">
            <text:p>28.87029307</text:p>
          </table:table-cell>
          <table:table-cell office:value-type="float" office:value="28.8891234" calcext:value-type="float">
            <text:p>28.8891234</text:p>
          </table:table-cell>
          <table:table-cell office:value-type="float" office:value="28.88909678" calcext:value-type="float">
            <text:p>28.88909678</text:p>
          </table:table-cell>
          <table:table-cell office:value-type="float" office:value="29.88093848" calcext:value-type="float">
            <text:p>29.88093848</text:p>
          </table:table-cell>
          <table:table-cell office:value-type="float" office:value="29.8902503" calcext:value-type="float">
            <text:p>29.8902503</text:p>
          </table:table-cell>
          <table:table-cell office:value-type="float" office:value="29.89022847" calcext:value-type="float">
            <text:p>29.89022847</text:p>
          </table:table-cell>
          <table:table-cell office:value-type="float" office:value="29.89040013" calcext:value-type="float">
            <text:p>29.89040013</text:p>
          </table:table-cell>
          <table:table-cell office:value-type="float" office:value="29.89022102" calcext:value-type="float">
            <text:p>29.89022102</text:p>
          </table:table-cell>
          <table:table-cell office:value-type="float" office:value="29.89036387" calcext:value-type="float">
            <text:p>29.89036387</text:p>
          </table:table-cell>
          <table:table-cell office:value-type="float" office:value="29.89026909" calcext:value-type="float">
            <text:p>29.89026909</text:p>
          </table:table-cell>
          <table:table-cell office:value-type="float" office:value="29.89034876" calcext:value-type="float">
            <text:p>29.89034876</text:p>
          </table:table-cell>
          <table:table-cell office:value-type="float" office:value="29.89032691" calcext:value-type="float">
            <text:p>29.89032691</text:p>
          </table:table-cell>
          <table:table-cell office:value-type="float" office:value="29.8903854" calcext:value-type="float">
            <text:p>29.8903854</text:p>
          </table:table-cell>
          <table:table-cell office:value-type="float" office:value="29.89030223" calcext:value-type="float">
            <text:p>29.89030223</text:p>
          </table:table-cell>
          <table:table-cell office:value-type="float" office:value="29.89030125" calcext:value-type="float">
            <text:p>29.89030125</text:p>
          </table:table-cell>
          <table:table-cell office:value-type="float" office:value="29.89056324" calcext:value-type="float">
            <text:p>29.89056324</text:p>
          </table:table-cell>
          <table:table-cell office:value-type="float" office:value="29.89027285" calcext:value-type="float">
            <text:p>29.89027285</text:p>
          </table:table-cell>
          <table:table-cell office:value-type="float" office:value="29.89043722" calcext:value-type="float">
            <text:p>29.89043722</text:p>
          </table:table-cell>
          <table:table-cell office:value-type="float" office:value="29.89034178" calcext:value-type="float">
            <text:p>29.89034178</text:p>
          </table:table-cell>
          <table:table-cell office:value-type="float" office:value="29.88932142" calcext:value-type="float">
            <text:p>29.88932142</text:p>
          </table:table-cell>
          <table:table-cell office:value-type="float" office:value="29.89047595" calcext:value-type="float">
            <text:p>29.89047595</text:p>
          </table:table-cell>
          <table:table-cell office:value-type="float" office:value="29.8904176" calcext:value-type="float">
            <text:p>29.8904176</text:p>
          </table:table-cell>
          <table:table-cell office:value-type="float" office:value="29.89066469" calcext:value-type="float">
            <text:p>29.89066469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7.10383298" calcext:value-type="float">
            <text:p>27.10383298</text:p>
          </table:table-cell>
          <table:table-cell office:value-type="float" office:value="27.88882792" calcext:value-type="float">
            <text:p>27.88882792</text:p>
          </table:table-cell>
          <table:table-cell office:value-type="float" office:value="27.87609307" calcext:value-type="float">
            <text:p>27.87609307</text:p>
          </table:table-cell>
          <table:table-cell office:value-type="float" office:value="30.05806603" calcext:value-type="float">
            <text:p>30.05806603</text:p>
          </table:table-cell>
          <table:table-cell office:value-type="float" office:value="30.05813088" calcext:value-type="float">
            <text:p>30.05813088</text:p>
          </table:table-cell>
          <table:table-cell office:value-type="float" office:value="30.05804368" calcext:value-type="float">
            <text:p>30.05804368</text:p>
          </table:table-cell>
          <table:table-cell office:value-type="float" office:value="30.0614113" calcext:value-type="float">
            <text:p>30.0614113</text:p>
          </table:table-cell>
          <table:table-cell office:value-type="float" office:value="30.06148856" calcext:value-type="float">
            <text:p>30.06148856</text:p>
          </table:table-cell>
          <table:table-cell office:value-type="float" office:value="30.06167861" calcext:value-type="float">
            <text:p>30.06167861</text:p>
          </table:table-cell>
          <table:table-cell office:value-type="float" office:value="30.06149371" calcext:value-type="float">
            <text:p>30.06149371</text:p>
          </table:table-cell>
          <table:table-cell office:value-type="float" office:value="30.06166271" calcext:value-type="float">
            <text:p>30.06166271</text:p>
          </table:table-cell>
          <table:table-cell office:value-type="float" office:value="30.0615653" calcext:value-type="float">
            <text:p>30.0615653</text:p>
          </table:table-cell>
          <table:table-cell office:value-type="float" office:value="30.06162974" calcext:value-type="float">
            <text:p>30.06162974</text:p>
          </table:table-cell>
          <table:table-cell office:value-type="float" office:value="30.06145173" calcext:value-type="float">
            <text:p>30.06145173</text:p>
          </table:table-cell>
          <table:table-cell office:value-type="float" office:value="30.06171353" calcext:value-type="float">
            <text:p>30.06171353</text:p>
          </table:table-cell>
          <table:table-cell office:value-type="float" office:value="30.32127454" calcext:value-type="float">
            <text:p>30.32127454</text:p>
          </table:table-cell>
          <table:table-cell office:value-type="float" office:value="30.32149652" calcext:value-type="float">
            <text:p>30.32149652</text:p>
          </table:table-cell>
          <table:table-cell office:value-type="float" office:value="30.32127862" calcext:value-type="float">
            <text:p>30.32127862</text:p>
          </table:table-cell>
          <table:table-cell office:value-type="float" office:value="30.32123143" calcext:value-type="float">
            <text:p>30.32123143</text:p>
          </table:table-cell>
          <table:table-cell office:value-type="float" office:value="30.32128444" calcext:value-type="float">
            <text:p>30.32128444</text:p>
          </table:table-cell>
          <table:table-cell office:value-type="float" office:value="30.32127288" calcext:value-type="float">
            <text:p>30.32127288</text:p>
          </table:table-cell>
          <table:table-cell office:value-type="float" office:value="30.32149224" calcext:value-type="float">
            <text:p>30.32149224</text:p>
          </table:table-cell>
          <table:table-cell office:value-type="float" office:value="30.32151004" calcext:value-type="float">
            <text:p>30.32151004</text:p>
          </table:table-cell>
          <table:table-cell office:value-type="float" office:value="30.32074402" calcext:value-type="float">
            <text:p>30.32074402</text:p>
          </table:table-cell>
          <table:table-cell office:value-type="float" office:value="30.32138504" calcext:value-type="float">
            <text:p>30.32138504</text:p>
          </table:table-cell>
          <table:table-cell office:value-type="float" office:value="30.32150996" calcext:value-type="float">
            <text:p>30.32150996</text:p>
          </table:table-cell>
          <table:table-cell office:value-type="float" office:value="30.31697022" calcext:value-type="float">
            <text:p>30.31697022</text:p>
          </table:table-cell>
          <table:table-cell office:value-type="float" office:value="30.32146127" calcext:value-type="float">
            <text:p>30.32146127</text:p>
          </table:table-cell>
          <table:table-cell office:value-type="float" office:value="30.32153051" calcext:value-type="float">
            <text:p>30.32153051</text:p>
          </table:table-cell>
          <table:table-cell office:value-type="float" office:value="30.32155017" calcext:value-type="float">
            <text:p>30.32155017</text:p>
          </table:table-cell>
          <table:table-cell office:value-type="float" office:value="30.32148632" calcext:value-type="float">
            <text:p>30.32148632</text:p>
          </table:table-cell>
          <table:table-cell office:value-type="float" office:value="30.31567853" calcext:value-type="float">
            <text:p>30.31567853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63431339" calcext:value-type="float">
            <text:p>30.63431339</text:p>
          </table:table-cell>
          <table:table-cell office:value-type="float" office:value="30.63457384" calcext:value-type="float">
            <text:p>30.63457384</text:p>
          </table:table-cell>
          <table:table-cell office:value-type="float" office:value="30.72839601" calcext:value-type="float">
            <text:p>30.72839601</text:p>
          </table:table-cell>
          <table:table-cell office:value-type="float" office:value="30.73578083" calcext:value-type="float">
            <text:p>30.73578083</text:p>
          </table:table-cell>
          <table:table-cell office:value-type="float" office:value="30.73573459" calcext:value-type="float">
            <text:p>30.73573459</text:p>
          </table:table-cell>
          <table:table-cell office:value-type="float" office:value="30.74073438" calcext:value-type="float">
            <text:p>30.74073438</text:p>
          </table:table-cell>
          <table:table-cell office:value-type="float" office:value="30.74067738" calcext:value-type="float">
            <text:p>30.74067738</text:p>
          </table:table-cell>
          <table:table-cell office:value-type="float" office:value="30.74070745" calcext:value-type="float">
            <text:p>30.74070745</text:p>
          </table:table-cell>
          <table:table-cell office:value-type="float" office:value="30.7408288" calcext:value-type="float">
            <text:p>30.7408288</text:p>
          </table:table-cell>
          <table:table-cell office:value-type="float" office:value="30.74077589" calcext:value-type="float">
            <text:p>30.74077589</text:p>
          </table:table-cell>
          <table:table-cell office:value-type="float" office:value="30.74090399" calcext:value-type="float">
            <text:p>30.74090399</text:p>
          </table:table-cell>
          <table:table-cell office:value-type="float" office:value="30.72815527" calcext:value-type="float">
            <text:p>30.72815527</text:p>
          </table:table-cell>
          <table:table-cell office:value-type="float" office:value="30.74075294" calcext:value-type="float">
            <text:p>30.74075294</text:p>
          </table:table-cell>
          <table:table-cell office:value-type="float" office:value="30.74092829" calcext:value-type="float">
            <text:p>30.74092829</text:p>
          </table:table-cell>
          <table:table-cell office:value-type="float" office:value="30.74071814" calcext:value-type="float">
            <text:p>30.74071814</text:p>
          </table:table-cell>
          <table:table-cell office:value-type="float" office:value="31.11929812" calcext:value-type="float">
            <text:p>31.11929812</text:p>
          </table:table-cell>
          <table:table-cell office:value-type="float" office:value="31.11943229" calcext:value-type="float">
            <text:p>31.11943229</text:p>
          </table:table-cell>
          <table:table-cell office:value-type="float" office:value="31.11951503" calcext:value-type="float">
            <text:p>31.11951503</text:p>
          </table:table-cell>
          <table:table-cell office:value-type="float" office:value="31.11953017" calcext:value-type="float">
            <text:p>31.11953017</text:p>
          </table:table-cell>
          <table:table-cell office:value-type="float" office:value="31.10641877" calcext:value-type="float">
            <text:p>31.10641877</text:p>
          </table:table-cell>
          <table:table-cell office:value-type="float" office:value="31.11933515" calcext:value-type="float">
            <text:p>31.11933515</text:p>
          </table:table-cell>
          <table:table-cell office:value-type="float" office:value="31.11911941" calcext:value-type="float">
            <text:p>31.11911941</text:p>
          </table:table-cell>
          <table:table-cell office:value-type="float" office:value="31.13792407" calcext:value-type="float">
            <text:p>31.13792407</text:p>
          </table:table-cell>
          <table:table-cell office:value-type="float" office:value="31.13817189" calcext:value-type="float">
            <text:p>31.13817189</text:p>
          </table:table-cell>
          <table:table-cell office:value-type="float" office:value="31.12617153" calcext:value-type="float">
            <text:p>31.12617153</text:p>
          </table:table-cell>
          <table:table-cell office:value-type="float" office:value="31.1381286" calcext:value-type="float">
            <text:p>31.1381286</text:p>
          </table:table-cell>
          <table:table-cell office:value-type="float" office:value="31.13815713" calcext:value-type="float">
            <text:p>31.13815713</text:p>
          </table:table-cell>
          <table:table-cell office:value-type="float" office:value="31.77297424" calcext:value-type="float">
            <text:p>31.77297424</text:p>
          </table:table-cell>
          <table:table-cell office:value-type="float" office:value="31.77277039" calcext:value-type="float">
            <text:p>31.77277039</text:p>
          </table:table-cell>
          <table:table-cell office:value-type="float" office:value="31.77305248" calcext:value-type="float">
            <text:p>31.77305248</text:p>
          </table:table-cell>
          <table:table-cell office:value-type="float" office:value="31.77293888" calcext:value-type="float">
            <text:p>31.77293888</text:p>
          </table:table-cell>
          <table:table-cell office:value-type="float" office:value="31.77283509" calcext:value-type="float">
            <text:p>31.77283509</text:p>
          </table:table-cell>
          <table:table-cell office:value-type="float" office:value="31.77312726" calcext:value-type="float">
            <text:p>31.77312726</text:p>
          </table:table-cell>
          <table:table-cell office:value-type="float" office:value="31.77284749" calcext:value-type="float">
            <text:p>31.77284749</text:p>
          </table:table-cell>
          <table:table-cell office:value-type="float" office:value="31.77308116" calcext:value-type="float">
            <text:p>31.77308116</text:p>
          </table:table-cell>
          <table:table-cell office:value-type="float" office:value="31.77298435" calcext:value-type="float">
            <text:p>31.77298435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73380961" calcext:value-type="float">
            <text:p>30.73380961</text:p>
          </table:table-cell>
          <table:table-cell office:value-type="float" office:value="30.73432719" calcext:value-type="float">
            <text:p>30.73432719</text:p>
          </table:table-cell>
          <table:table-cell office:value-type="float" office:value="30.74891192" calcext:value-type="float">
            <text:p>30.74891192</text:p>
          </table:table-cell>
          <table:table-cell office:value-type="float" office:value="30.73733379" calcext:value-type="float">
            <text:p>30.73733379</text:p>
          </table:table-cell>
          <table:table-cell office:value-type="float" office:value="30.74903671" calcext:value-type="float">
            <text:p>30.74903671</text:p>
          </table:table-cell>
          <table:table-cell office:value-type="float" office:value="30.74901912" calcext:value-type="float">
            <text:p>30.74901912</text:p>
          </table:table-cell>
          <table:table-cell office:value-type="float" office:value="30.74897312" calcext:value-type="float">
            <text:p>30.74897312</text:p>
          </table:table-cell>
          <table:table-cell office:value-type="float" office:value="30.74893155" calcext:value-type="float">
            <text:p>30.74893155</text:p>
          </table:table-cell>
          <table:table-cell office:value-type="float" office:value="31.06159997" calcext:value-type="float">
            <text:p>31.06159997</text:p>
          </table:table-cell>
          <table:table-cell office:value-type="float" office:value="31.06179494" calcext:value-type="float">
            <text:p>31.06179494</text:p>
          </table:table-cell>
          <table:table-cell office:value-type="float" office:value="31.06164834" calcext:value-type="float">
            <text:p>31.06164834</text:p>
          </table:table-cell>
          <table:table-cell office:value-type="float" office:value="31.06165498" calcext:value-type="float">
            <text:p>31.06165498</text:p>
          </table:table-cell>
          <table:table-cell office:value-type="float" office:value="31.06175361" calcext:value-type="float">
            <text:p>31.06175361</text:p>
          </table:table-cell>
          <table:table-cell office:value-type="float" office:value="31.06173689" calcext:value-type="float">
            <text:p>31.06173689</text:p>
          </table:table-cell>
          <table:table-cell office:value-type="float" office:value="31.06154883" calcext:value-type="float">
            <text:p>31.06154883</text:p>
          </table:table-cell>
          <table:table-cell office:value-type="float" office:value="31.06181741" calcext:value-type="float">
            <text:p>31.06181741</text:p>
          </table:table-cell>
          <table:table-cell office:value-type="float" office:value="31.06181897" calcext:value-type="float">
            <text:p>31.06181897</text:p>
          </table:table-cell>
          <table:table-cell office:value-type="float" office:value="31.06195256" calcext:value-type="float">
            <text:p>31.06195256</text:p>
          </table:table-cell>
          <table:table-cell office:value-type="float" office:value="31.06165569" calcext:value-type="float">
            <text:p>31.06165569</text:p>
          </table:table-cell>
          <table:table-cell office:value-type="float" office:value="31.06171613" calcext:value-type="float">
            <text:p>31.06171613</text:p>
          </table:table-cell>
          <table:table-cell office:value-type="float" office:value="31.06181356" calcext:value-type="float">
            <text:p>31.06181356</text:p>
          </table:table-cell>
          <table:table-cell office:value-type="float" office:value="31.06177484" calcext:value-type="float">
            <text:p>31.06177484</text:p>
          </table:table-cell>
          <table:table-cell office:value-type="float" office:value="31.06181081" calcext:value-type="float">
            <text:p>31.06181081</text:p>
          </table:table-cell>
          <table:table-cell office:value-type="float" office:value="31.06179744" calcext:value-type="float">
            <text:p>31.06179744</text:p>
          </table:table-cell>
          <table:table-cell office:value-type="float" office:value="31.0489457" calcext:value-type="float">
            <text:p>31.0489457</text:p>
          </table:table-cell>
          <table:table-cell office:value-type="float" office:value="31.06161149" calcext:value-type="float">
            <text:p>31.06161149</text:p>
          </table:table-cell>
          <table:table-cell office:value-type="float" office:value="31.06180877" calcext:value-type="float">
            <text:p>31.06180877</text:p>
          </table:table-cell>
          <table:table-cell office:value-type="float" office:value="31.22030691" calcext:value-type="float">
            <text:p>31.22030691</text:p>
          </table:table-cell>
          <table:table-cell office:value-type="float" office:value="31.22025314" calcext:value-type="float">
            <text:p>31.22025314</text:p>
          </table:table-cell>
          <table:table-cell office:value-type="float" office:value="31.22035066" calcext:value-type="float">
            <text:p>31.22035066</text:p>
          </table:table-cell>
          <table:table-cell office:value-type="float" office:value="31.2203063" calcext:value-type="float">
            <text:p>31.2203063</text:p>
          </table:table-cell>
          <table:table-cell office:value-type="float" office:value="31.21162738" calcext:value-type="float">
            <text:p>31.21162738</text:p>
          </table:table-cell>
          <table:table-cell office:value-type="float" office:value="31.2204842" calcext:value-type="float">
            <text:p>31.2204842</text:p>
          </table:table-cell>
          <table:table-cell office:value-type="float" office:value="31.20760095" calcext:value-type="float">
            <text:p>31.20760095</text:p>
          </table:table-cell>
          <table:table-cell office:value-type="float" office:value="31.22034091" calcext:value-type="float">
            <text:p>31.22034091</text:p>
          </table:table-cell>
          <table:table-cell office:value-type="float" office:value="31.22041097" calcext:value-type="float">
            <text:p>31.22041097</text:p>
          </table:table-cell>
          <table:table-cell office:value-type="float" office:value="31.22033405" calcext:value-type="float">
            <text:p>31.22033405</text:p>
          </table:table-cell>
          <table:table-cell office:value-type="float" office:value="31.20770326" calcext:value-type="float">
            <text:p>31.20770326</text:p>
          </table:table-cell>
          <table:table-cell office:value-type="float" office:value="31.2203316" calcext:value-type="float">
            <text:p>31.2203316</text:p>
          </table:table-cell>
          <table:table-cell office:value-type="float" office:value="31.22052528" calcext:value-type="float">
            <text:p>31.22052528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86037747" calcext:value-type="float">
            <text:p>31.86037747</text:p>
          </table:table-cell>
          <table:table-cell office:value-type="float" office:value="31.86032326" calcext:value-type="float">
            <text:p>31.86032326</text:p>
          </table:table-cell>
          <table:table-cell office:value-type="float" office:value="31.86021131" calcext:value-type="float">
            <text:p>31.86021131</text:p>
          </table:table-cell>
          <table:table-cell office:value-type="float" office:value="31.86038236" calcext:value-type="float">
            <text:p>31.86038236</text:p>
          </table:table-cell>
          <table:table-cell office:value-type="float" office:value="31.85991528" calcext:value-type="float">
            <text:p>31.85991528</text:p>
          </table:table-cell>
          <table:table-cell office:value-type="float" office:value="31.84812637" calcext:value-type="float">
            <text:p>31.84812637</text:p>
          </table:table-cell>
          <table:table-cell office:value-type="float" office:value="31.86032116" calcext:value-type="float">
            <text:p>31.86032116</text:p>
          </table:table-cell>
          <table:table-cell office:value-type="float" office:value="31.86018932" calcext:value-type="float">
            <text:p>31.86018932</text:p>
          </table:table-cell>
          <table:table-cell office:value-type="float" office:value="31.85993822" calcext:value-type="float">
            <text:p>31.85993822</text:p>
          </table:table-cell>
          <table:table-cell office:value-type="float" office:value="33.71068708" calcext:value-type="float">
            <text:p>33.71068708</text:p>
          </table:table-cell>
          <table:table-cell office:value-type="float" office:value="33.71074375" calcext:value-type="float">
            <text:p>33.71074375</text:p>
          </table:table-cell>
          <table:table-cell office:value-type="float" office:value="33.71074469" calcext:value-type="float">
            <text:p>33.71074469</text:p>
          </table:table-cell>
          <table:table-cell office:value-type="float" office:value="33.71048616" calcext:value-type="float">
            <text:p>33.71048616</text:p>
          </table:table-cell>
          <table:table-cell office:value-type="float" office:value="33.69862655" calcext:value-type="float">
            <text:p>33.69862655</text:p>
          </table:table-cell>
          <table:table-cell office:value-type="float" office:value="33.71057537" calcext:value-type="float">
            <text:p>33.71057537</text:p>
          </table:table-cell>
          <table:table-cell office:value-type="float" office:value="33.71006662" calcext:value-type="float">
            <text:p>33.71006662</text:p>
          </table:table-cell>
          <table:table-cell office:value-type="float" office:value="33.71054799" calcext:value-type="float">
            <text:p>33.71054799</text:p>
          </table:table-cell>
          <table:table-cell office:value-type="float" office:value="33.70997957" calcext:value-type="float">
            <text:p>33.70997957</text:p>
          </table:table-cell>
          <table:table-cell office:value-type="float" office:value="33.71078186" calcext:value-type="float">
            <text:p>33.71078186</text:p>
          </table:table-cell>
          <table:table-cell office:value-type="float" office:value="33.69779643" calcext:value-type="float">
            <text:p>33.69779643</text:p>
          </table:table-cell>
          <table:table-cell office:value-type="float" office:value="33.70683734" calcext:value-type="float">
            <text:p>33.70683734</text:p>
          </table:table-cell>
          <table:table-cell office:value-type="float" office:value="33.71067493" calcext:value-type="float">
            <text:p>33.71067493</text:p>
          </table:table-cell>
          <table:table-cell office:value-type="float" office:value="33.71073561" calcext:value-type="float">
            <text:p>33.71073561</text:p>
          </table:table-cell>
          <table:table-cell office:value-type="float" office:value="33.71091774" calcext:value-type="float">
            <text:p>33.71091774</text:p>
          </table:table-cell>
          <table:table-cell office:value-type="float" office:value="33.70683797" calcext:value-type="float">
            <text:p>33.70683797</text:p>
          </table:table-cell>
          <table:table-cell office:value-type="float" office:value="33.71063248" calcext:value-type="float">
            <text:p>33.71063248</text:p>
          </table:table-cell>
          <table:table-cell office:value-type="float" office:value="33.71072189" calcext:value-type="float">
            <text:p>33.71072189</text:p>
          </table:table-cell>
          <table:table-cell office:value-type="float" office:value="33.69848709" calcext:value-type="float">
            <text:p>33.69848709</text:p>
          </table:table-cell>
          <table:table-cell office:value-type="float" office:value="33.71065098" calcext:value-type="float">
            <text:p>33.71065098</text:p>
          </table:table-cell>
          <table:table-cell office:value-type="float" office:value="33.71073296" calcext:value-type="float">
            <text:p>33.71073296</text:p>
          </table:table-cell>
          <table:table-cell office:value-type="float" office:value="33.71048311" calcext:value-type="float">
            <text:p>33.71048311</text:p>
          </table:table-cell>
          <table:table-cell office:value-type="float" office:value="33.69884095" calcext:value-type="float">
            <text:p>33.69884095</text:p>
          </table:table-cell>
          <table:table-cell office:value-type="float" office:value="33.71058146" calcext:value-type="float">
            <text:p>33.71058146</text:p>
          </table:table-cell>
          <table:table-cell office:value-type="float" office:value="33.71087766" calcext:value-type="float">
            <text:p>33.71087766</text:p>
          </table:table-cell>
          <table:table-cell office:value-type="float" office:value="33.71072159" calcext:value-type="float">
            <text:p>33.71072159</text:p>
          </table:table-cell>
          <table:table-cell office:value-type="float" office:value="33.71094256" calcext:value-type="float">
            <text:p>33.71094256</text:p>
          </table:table-cell>
          <table:table-cell office:value-type="float" office:value="33.71085219" calcext:value-type="float">
            <text:p>33.71085219</text:p>
          </table:table-cell>
          <table:table-cell office:value-type="float" office:value="33.711041" calcext:value-type="float">
            <text:p>33.711041</text:p>
          </table:table-cell>
          <table:table-cell office:value-type="float" office:value="33.71111297" calcext:value-type="float">
            <text:p>33.71111297</text:p>
          </table:table-cell>
          <table:table-cell office:value-type="float" office:value="33.71114298" calcext:value-type="float">
            <text:p>33.71114298</text:p>
          </table:table-cell>
          <table:table-cell office:value-type="float" office:value="33.7108473" calcext:value-type="float">
            <text:p>33.7108473</text:p>
          </table:table-cell>
          <table:table-cell office:value-type="float" office:value="33.71114762" calcext:value-type="float">
            <text:p>33.71114762</text:p>
          </table:table-cell>
          <table:table-cell office:value-type="float" office:value="33.71083742" calcext:value-type="float">
            <text:p>33.71083742</text:p>
          </table:table-cell>
          <table:table-cell office:value-type="float" office:value="33.71106807" calcext:value-type="float">
            <text:p>33.7110680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.17645904" calcext:value-type="float">
            <text:p>31.17645904</text:p>
          </table:table-cell>
          <table:table-cell office:value-type="float" office:value="31.17654542" calcext:value-type="float">
            <text:p>31.17654542</text:p>
          </table:table-cell>
          <table:table-cell office:value-type="float" office:value="31.18815066" calcext:value-type="float">
            <text:p>31.18815066</text:p>
          </table:table-cell>
          <table:table-cell office:value-type="float" office:value="31.18799637" calcext:value-type="float">
            <text:p>31.18799637</text:p>
          </table:table-cell>
          <table:table-cell office:value-type="float" office:value="31.18790373" calcext:value-type="float">
            <text:p>31.18790373</text:p>
          </table:table-cell>
          <table:table-cell office:value-type="float" office:value="31.18795548" calcext:value-type="float">
            <text:p>31.18795548</text:p>
          </table:table-cell>
          <table:table-cell office:value-type="float" office:value="31.23700157" calcext:value-type="float">
            <text:p>31.23700157</text:p>
          </table:table-cell>
          <table:table-cell office:value-type="float" office:value="31.23718358" calcext:value-type="float">
            <text:p>31.23718358</text:p>
          </table:table-cell>
          <table:table-cell office:value-type="float" office:value="31.27925308" calcext:value-type="float">
            <text:p>31.27925308</text:p>
          </table:table-cell>
          <table:table-cell office:value-type="float" office:value="31.27913941" calcext:value-type="float">
            <text:p>31.27913941</text:p>
          </table:table-cell>
          <table:table-cell office:value-type="float" office:value="31.27892298" calcext:value-type="float">
            <text:p>31.27892298</text:p>
          </table:table-cell>
          <table:table-cell office:value-type="float" office:value="31.57279004" calcext:value-type="float">
            <text:p>31.57279004</text:p>
          </table:table-cell>
          <table:table-cell office:value-type="float" office:value="31.57316135" calcext:value-type="float">
            <text:p>31.57316135</text:p>
          </table:table-cell>
          <table:table-cell office:value-type="float" office:value="31.58515685" calcext:value-type="float">
            <text:p>31.58515685</text:p>
          </table:table-cell>
          <table:table-cell office:value-type="float" office:value="31.58523547" calcext:value-type="float">
            <text:p>31.58523547</text:p>
          </table:table-cell>
          <table:table-cell office:value-type="float" office:value="31.57322693" calcext:value-type="float">
            <text:p>31.57322693</text:p>
          </table:table-cell>
          <table:table-cell office:value-type="float" office:value="31.58559536" calcext:value-type="float">
            <text:p>31.58559536</text:p>
          </table:table-cell>
          <table:table-cell office:value-type="float" office:value="31.58511573" calcext:value-type="float">
            <text:p>31.58511573</text:p>
          </table:table-cell>
          <table:table-cell office:value-type="float" office:value="31.58518661" calcext:value-type="float">
            <text:p>31.58518661</text:p>
          </table:table-cell>
          <table:table-cell office:value-type="float" office:value="31.58527279" calcext:value-type="float">
            <text:p>31.58527279</text:p>
          </table:table-cell>
          <table:table-cell office:value-type="float" office:value="31.58547407" calcext:value-type="float">
            <text:p>31.58547407</text:p>
          </table:table-cell>
          <table:table-cell office:value-type="float" office:value="31.58544235" calcext:value-type="float">
            <text:p>31.58544235</text:p>
          </table:table-cell>
          <table:table-cell office:value-type="float" office:value="31.58562763" calcext:value-type="float">
            <text:p>31.58562763</text:p>
          </table:table-cell>
          <table:table-cell office:value-type="float" office:value="31.57314464" calcext:value-type="float">
            <text:p>31.57314464</text:p>
          </table:table-cell>
          <table:table-cell office:value-type="float" office:value="31.55532379" calcext:value-type="float">
            <text:p>31.55532379</text:p>
          </table:table-cell>
          <table:table-cell office:value-type="float" office:value="31.58527742" calcext:value-type="float">
            <text:p>31.58527742</text:p>
          </table:table-cell>
          <table:table-cell office:value-type="float" office:value="31.58570206" calcext:value-type="float">
            <text:p>31.58570206</text:p>
          </table:table-cell>
          <table:table-cell office:value-type="float" office:value="31.67611301" calcext:value-type="float">
            <text:p>31.67611301</text:p>
          </table:table-cell>
          <table:table-cell office:value-type="float" office:value="31.67615161" calcext:value-type="float">
            <text:p>31.67615161</text:p>
          </table:table-cell>
          <table:table-cell office:value-type="float" office:value="31.68842805" calcext:value-type="float">
            <text:p>31.68842805</text:p>
          </table:table-cell>
          <table:table-cell office:value-type="float" office:value="31.68800968" calcext:value-type="float">
            <text:p>31.68800968</text:p>
          </table:table-cell>
          <table:table-cell office:value-type="float" office:value="31.68854553" calcext:value-type="float">
            <text:p>31.68854553</text:p>
          </table:table-cell>
          <table:table-cell office:value-type="float" office:value="31.68849078" calcext:value-type="float">
            <text:p>31.68849078</text:p>
          </table:table-cell>
          <table:table-cell office:value-type="float" office:value="31.68818783" calcext:value-type="float">
            <text:p>31.68818783</text:p>
          </table:table-cell>
          <table:table-cell office:value-type="float" office:value="31.68806551" calcext:value-type="float">
            <text:p>31.68806551</text:p>
          </table:table-cell>
          <table:table-cell office:value-type="float" office:value="31.68813506" calcext:value-type="float">
            <text:p>31.68813506</text:p>
          </table:table-cell>
          <table:table-cell office:value-type="float" office:value="31.68844934" calcext:value-type="float">
            <text:p>31.68844934</text:p>
          </table:table-cell>
          <table:table-cell office:value-type="float" office:value="31.68002883" calcext:value-type="float">
            <text:p>31.68002883</text:p>
          </table:table-cell>
          <table:table-cell office:value-type="float" office:value="31.6885499" calcext:value-type="float">
            <text:p>31.6885499</text:p>
          </table:table-cell>
          <table:table-cell office:value-type="float" office:value="31.68816684" calcext:value-type="float">
            <text:p>31.68816684</text:p>
          </table:table-cell>
          <table:table-cell office:value-type="float" office:value="31.68869674" calcext:value-type="float">
            <text:p>31.68869674</text:p>
          </table:table-cell>
          <table:table-cell office:value-type="float" office:value="31.6882069" calcext:value-type="float">
            <text:p>31.6882069</text:p>
          </table:table-cell>
          <table:table-cell office:value-type="float" office:value="31.67111539" calcext:value-type="float">
            <text:p>31.67111539</text:p>
          </table:table-cell>
          <table:table-cell office:value-type="float" office:value="31.68859319" calcext:value-type="float">
            <text:p>31.68859319</text:p>
          </table:table-cell>
          <table:table-cell office:value-type="float" office:value="31.68857496" calcext:value-type="float">
            <text:p>31.68857496</text:p>
          </table:table-cell>
          <table:table-cell office:value-type="float" office:value="31.68868984" calcext:value-type="float">
            <text:p>31.68868984</text:p>
          </table:table-cell>
          <table:table-cell office:value-type="float" office:value="31.67825711" calcext:value-type="float">
            <text:p>31.67825711</text:p>
          </table:table-cell>
          <table:table-cell office:value-type="float" office:value="31.68869123" calcext:value-type="float">
            <text:p>31.6886912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52930713" calcext:value-type="float">
            <text:p>26.52930713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40969913" calcext:value-type="float">
            <text:p>26.40969913</text:p>
          </table:table-cell>
          <table:table-cell office:value-type="float" office:value="26.40988869" calcext:value-type="float">
            <text:p>26.40988869</text:p>
          </table:table-cell>
          <table:table-cell office:value-type="float" office:value="26.40968242" calcext:value-type="float">
            <text:p>26.40968242</text:p>
          </table:table-cell>
          <table:table-cell office:value-type="float" office:value="26.40961746" calcext:value-type="float">
            <text:p>26.4096174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39788397" calcext:value-type="float">
            <text:p>26.39788397</text:p>
          </table:table-cell>
          <table:table-cell office:value-type="float" office:value="26.42355721" calcext:value-type="float">
            <text:p>26.42355721</text:p>
          </table:table-cell>
          <table:table-cell office:value-type="float" office:value="26.42403494" calcext:value-type="float">
            <text:p>26.42403494</text:p>
          </table:table-cell>
          <table:table-cell office:value-type="float" office:value="26.42396156" calcext:value-type="float">
            <text:p>26.42396156</text:p>
          </table:table-cell>
          <table:table-cell office:value-type="float" office:value="26.78044323" calcext:value-type="float">
            <text:p>26.78044323</text:p>
          </table:table-cell>
          <table:table-cell office:value-type="float" office:value="26.78044489" calcext:value-type="float">
            <text:p>26.78044489</text:p>
          </table:table-cell>
          <table:table-cell office:value-type="float" office:value="26.78022602" calcext:value-type="float">
            <text:p>26.78022602</text:p>
          </table:table-cell>
          <table:table-cell office:value-type="float" office:value="26.78050847" calcext:value-type="float">
            <text:p>26.78050847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.54717171" calcext:value-type="float">
            <text:p>26.54717171</text:p>
          </table:table-cell>
          <table:table-cell office:value-type="float" office:value="26.6091668" calcext:value-type="float">
            <text:p>26.6091668</text:p>
          </table:table-cell>
          <table:table-cell office:value-type="float" office:value="26.60922361" calcext:value-type="float">
            <text:p>26.60922361</text:p>
          </table:table-cell>
          <table:table-cell office:value-type="float" office:value="26.60893619" calcext:value-type="float">
            <text:p>26.60893619</text:p>
          </table:table-cell>
          <table:table-cell office:value-type="float" office:value="26.60927756" calcext:value-type="float">
            <text:p>26.60927756</text:p>
          </table:table-cell>
          <table:table-cell office:value-type="float" office:value="26.60901921" calcext:value-type="float">
            <text:p>26.60901921</text:p>
          </table:table-cell>
          <table:table-cell office:value-type="float" office:value="26.60930447" calcext:value-type="float">
            <text:p>26.60930447</text:p>
          </table:table-cell>
          <table:table-cell office:value-type="float" office:value="26.60920842" calcext:value-type="float">
            <text:p>26.60920842</text:p>
          </table:table-cell>
          <table:table-cell office:value-type="float" office:value="26.60893623" calcext:value-type="float">
            <text:p>26.60893623</text:p>
          </table:table-cell>
          <table:table-cell office:value-type="float" office:value="26.6196312" calcext:value-type="float">
            <text:p>26.6196312</text:p>
          </table:table-cell>
          <table:table-cell office:value-type="float" office:value="26.61961684" calcext:value-type="float">
            <text:p>26.61961684</text:p>
          </table:table-cell>
          <table:table-cell office:value-type="float" office:value="26.61962361" calcext:value-type="float">
            <text:p>26.61962361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82123164" calcext:value-type="float">
            <text:p>26.82123164</text:p>
          </table:table-cell>
          <table:table-cell office:value-type="float" office:value="26.82194488" calcext:value-type="float">
            <text:p>26.82194488</text:p>
          </table:table-cell>
          <table:table-cell office:value-type="float" office:value="26.82196254" calcext:value-type="float">
            <text:p>26.82196254</text:p>
          </table:table-cell>
          <table:table-cell office:value-type="float" office:value="26.82192278" calcext:value-type="float">
            <text:p>26.82192278</text:p>
          </table:table-cell>
          <table:table-cell office:value-type="float" office:value="26.82188328" calcext:value-type="float">
            <text:p>26.82188328</text:p>
          </table:table-cell>
          <table:table-cell office:value-type="float" office:value="26.82180231" calcext:value-type="float">
            <text:p>26.82180231</text:p>
          </table:table-cell>
          <table:table-cell office:value-type="float" office:value="26.82146821" calcext:value-type="float">
            <text:p>26.82146821</text:p>
          </table:table-cell>
          <table:table-cell office:value-type="float" office:value="26.82185705" calcext:value-type="float">
            <text:p>26.82185705</text:p>
          </table:table-cell>
          <table:table-cell office:value-type="float" office:value="26.82163441" calcext:value-type="float">
            <text:p>26.82163441</text:p>
          </table:table-cell>
          <table:table-cell office:value-type="float" office:value="26.82194489" calcext:value-type="float">
            <text:p>26.82194489</text:p>
          </table:table-cell>
          <table:table-cell office:value-type="float" office:value="26.82191688" calcext:value-type="float">
            <text:p>26.82191688</text:p>
          </table:table-cell>
          <table:table-cell office:value-type="float" office:value="26.8219933" calcext:value-type="float">
            <text:p>26.8219933</text:p>
          </table:table-cell>
          <table:table-cell office:value-type="float" office:value="26.82195493" calcext:value-type="float">
            <text:p>26.82195493</text:p>
          </table:table-cell>
          <table:table-cell office:value-type="float" office:value="26.82184783" calcext:value-type="float">
            <text:p>26.82184783</text:p>
          </table:table-cell>
          <table:table-cell office:value-type="float" office:value="26.82198089" calcext:value-type="float">
            <text:p>26.82198089</text:p>
          </table:table-cell>
          <table:table-cell office:value-type="float" office:value="26.82195826" calcext:value-type="float">
            <text:p>26.82195826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51518032" calcext:value-type="float">
            <text:p>27.51518032</text:p>
          </table:table-cell>
          <table:table-cell office:value-type="float" office:value="27.51555164" calcext:value-type="float">
            <text:p>27.51555164</text:p>
          </table:table-cell>
          <table:table-cell office:value-type="float" office:value="27.51541742" calcext:value-type="float">
            <text:p>27.51541742</text:p>
          </table:table-cell>
          <table:table-cell office:value-type="float" office:value="27.51516107" calcext:value-type="float">
            <text:p>27.51516107</text:p>
          </table:table-cell>
          <table:table-cell office:value-type="float" office:value="27.51545668" calcext:value-type="float">
            <text:p>27.51545668</text:p>
          </table:table-cell>
          <table:table-cell office:value-type="float" office:value="27.51544488" calcext:value-type="float">
            <text:p>27.51544488</text:p>
          </table:table-cell>
          <table:table-cell office:value-type="float" office:value="27.51540692" calcext:value-type="float">
            <text:p>27.51540692</text:p>
          </table:table-cell>
          <table:table-cell office:value-type="float" office:value="27.51545435" calcext:value-type="float">
            <text:p>27.51545435</text:p>
          </table:table-cell>
          <table:table-cell office:value-type="float" office:value="27.51538561" calcext:value-type="float">
            <text:p>27.51538561</text:p>
          </table:table-cell>
          <table:table-cell office:value-type="float" office:value="27.51543001" calcext:value-type="float">
            <text:p>27.51543001</text:p>
          </table:table-cell>
          <table:table-cell office:value-type="float" office:value="27.51547233" calcext:value-type="float">
            <text:p>27.51547233</text:p>
          </table:table-cell>
          <table:table-cell office:value-type="float" office:value="27.51539887" calcext:value-type="float">
            <text:p>27.51539887</text:p>
          </table:table-cell>
          <table:table-cell office:value-type="float" office:value="27.51551837" calcext:value-type="float">
            <text:p>27.51551837</text:p>
          </table:table-cell>
          <table:table-cell office:value-type="float" office:value="27.51537159" calcext:value-type="float">
            <text:p>27.51537159</text:p>
          </table:table-cell>
          <table:table-cell office:value-type="float" office:value="27.51554551" calcext:value-type="float">
            <text:p>27.51554551</text:p>
          </table:table-cell>
          <table:table-cell office:value-type="float" office:value="27.5155767" calcext:value-type="float">
            <text:p>27.5155767</text:p>
          </table:table-cell>
          <table:table-cell office:value-type="float" office:value="27.51558075" calcext:value-type="float">
            <text:p>27.51558075</text:p>
          </table:table-cell>
          <table:table-cell office:value-type="float" office:value="27.51523273" calcext:value-type="float">
            <text:p>27.51523273</text:p>
          </table:table-cell>
          <table:table-cell office:value-type="float" office:value="27.51533703" calcext:value-type="float">
            <text:p>27.51533703</text:p>
          </table:table-cell>
          <table:table-cell office:value-type="float" office:value="27.51534348" calcext:value-type="float">
            <text:p>27.51534348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44956579" calcext:value-type="float">
            <text:p>27.44956579</text:p>
          </table:table-cell>
          <table:table-cell office:value-type="float" office:value="27.4494649" calcext:value-type="float">
            <text:p>27.4494649</text:p>
          </table:table-cell>
          <table:table-cell office:value-type="float" office:value="27.44957" calcext:value-type="float">
            <text:p>27.44957</text:p>
          </table:table-cell>
          <table:table-cell office:value-type="float" office:value="27.44969961" calcext:value-type="float">
            <text:p>27.44969961</text:p>
          </table:table-cell>
          <table:table-cell office:value-type="float" office:value="28.87676318" calcext:value-type="float">
            <text:p>28.87676318</text:p>
          </table:table-cell>
          <table:table-cell office:value-type="float" office:value="28.87684063" calcext:value-type="float">
            <text:p>28.87684063</text:p>
          </table:table-cell>
          <table:table-cell office:value-type="float" office:value="28.87675678" calcext:value-type="float">
            <text:p>28.87675678</text:p>
          </table:table-cell>
          <table:table-cell office:value-type="float" office:value="28.87557837" calcext:value-type="float">
            <text:p>28.87557837</text:p>
          </table:table-cell>
          <table:table-cell office:value-type="float" office:value="28.87676076" calcext:value-type="float">
            <text:p>28.87676076</text:p>
          </table:table-cell>
          <table:table-cell office:value-type="float" office:value="28.87691134" calcext:value-type="float">
            <text:p>28.87691134</text:p>
          </table:table-cell>
          <table:table-cell office:value-type="float" office:value="28.87696981" calcext:value-type="float">
            <text:p>28.87696981</text:p>
          </table:table-cell>
          <table:table-cell office:value-type="float" office:value="28.87702636" calcext:value-type="float">
            <text:p>28.87702636</text:p>
          </table:table-cell>
          <table:table-cell office:value-type="float" office:value="28.87700901" calcext:value-type="float">
            <text:p>28.87700901</text:p>
          </table:table-cell>
          <table:table-cell office:value-type="float" office:value="28.87703783" calcext:value-type="float">
            <text:p>28.87703783</text:p>
          </table:table-cell>
          <table:table-cell office:value-type="float" office:value="28.87701497" calcext:value-type="float">
            <text:p>28.87701497</text:p>
          </table:table-cell>
          <table:table-cell office:value-type="float" office:value="28.87705157" calcext:value-type="float">
            <text:p>28.87705157</text:p>
          </table:table-cell>
          <table:table-cell office:value-type="float" office:value="28.877061" calcext:value-type="float">
            <text:p>28.877061</text:p>
          </table:table-cell>
          <table:table-cell office:value-type="float" office:value="28.87711077" calcext:value-type="float">
            <text:p>28.87711077</text:p>
          </table:table-cell>
          <table:table-cell office:value-type="float" office:value="28.8769859" calcext:value-type="float">
            <text:p>28.8769859</text:p>
          </table:table-cell>
          <table:table-cell office:value-type="float" office:value="28.87705447" calcext:value-type="float">
            <text:p>28.87705447</text:p>
          </table:table-cell>
          <table:table-cell office:value-type="float" office:value="28.87702974" calcext:value-type="float">
            <text:p>28.87702974</text:p>
          </table:table-cell>
          <table:table-cell office:value-type="float" office:value="28.87711706" calcext:value-type="float">
            <text:p>28.87711706</text:p>
          </table:table-cell>
          <table:table-cell office:value-type="float" office:value="28.87715295" calcext:value-type="float">
            <text:p>28.87715295</text:p>
          </table:table-cell>
          <table:table-cell office:value-type="float" office:value="28.87721952" calcext:value-type="float">
            <text:p>28.87721952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89741034" calcext:value-type="float">
            <text:p>29.89741034</text:p>
          </table:table-cell>
          <table:table-cell office:value-type="float" office:value="29.89757969" calcext:value-type="float">
            <text:p>29.89757969</text:p>
          </table:table-cell>
          <table:table-cell office:value-type="float" office:value="29.8973197" calcext:value-type="float">
            <text:p>29.8973197</text:p>
          </table:table-cell>
          <table:table-cell office:value-type="float" office:value="29.89744828" calcext:value-type="float">
            <text:p>29.89744828</text:p>
          </table:table-cell>
          <table:table-cell office:value-type="float" office:value="29.89751668" calcext:value-type="float">
            <text:p>29.89751668</text:p>
          </table:table-cell>
          <table:table-cell office:value-type="float" office:value="29.89747197" calcext:value-type="float">
            <text:p>29.89747197</text:p>
          </table:table-cell>
          <table:table-cell office:value-type="float" office:value="29.89747944" calcext:value-type="float">
            <text:p>29.89747944</text:p>
          </table:table-cell>
          <table:table-cell office:value-type="float" office:value="29.89751509" calcext:value-type="float">
            <text:p>29.89751509</text:p>
          </table:table-cell>
          <table:table-cell office:value-type="float" office:value="29.89760301" calcext:value-type="float">
            <text:p>29.89760301</text:p>
          </table:table-cell>
          <table:table-cell office:value-type="float" office:value="29.89743199" calcext:value-type="float">
            <text:p>29.89743199</text:p>
          </table:table-cell>
          <table:table-cell office:value-type="float" office:value="29.89754356" calcext:value-type="float">
            <text:p>29.89754356</text:p>
          </table:table-cell>
          <table:table-cell office:value-type="float" office:value="29.89759609" calcext:value-type="float">
            <text:p>29.89759609</text:p>
          </table:table-cell>
          <table:table-cell office:value-type="float" office:value="29.89749411" calcext:value-type="float">
            <text:p>29.89749411</text:p>
          </table:table-cell>
          <table:table-cell office:value-type="float" office:value="30.46426716" calcext:value-type="float">
            <text:p>30.46426716</text:p>
          </table:table-cell>
          <table:table-cell office:value-type="float" office:value="30.46447422" calcext:value-type="float">
            <text:p>30.46447422</text:p>
          </table:table-cell>
          <table:table-cell office:value-type="float" office:value="30.46440746" calcext:value-type="float">
            <text:p>30.46440746</text:p>
          </table:table-cell>
          <table:table-cell office:value-type="float" office:value="30.4644916" calcext:value-type="float">
            <text:p>30.4644916</text:p>
          </table:table-cell>
          <table:table-cell office:value-type="float" office:value="30.78260756" calcext:value-type="float">
            <text:p>30.78260756</text:p>
          </table:table-cell>
          <table:table-cell office:value-type="float" office:value="30.78213353" calcext:value-type="float">
            <text:p>30.78213353</text:p>
          </table:table-cell>
          <table:table-cell office:value-type="float" office:value="30.78250309" calcext:value-type="float">
            <text:p>30.78250309</text:p>
          </table:table-cell>
          <table:table-cell office:value-type="float" office:value="30.78268269" calcext:value-type="float">
            <text:p>30.78268269</text:p>
          </table:table-cell>
          <table:table-cell office:value-type="float" office:value="30.78267185" calcext:value-type="float">
            <text:p>30.78267185</text:p>
          </table:table-cell>
          <table:table-cell office:value-type="float" office:value="30.78248551" calcext:value-type="float">
            <text:p>30.78248551</text:p>
          </table:table-cell>
          <table:table-cell office:value-type="float" office:value="30.78244984" calcext:value-type="float">
            <text:p>30.78244984</text:p>
          </table:table-cell>
          <table:table-cell office:value-type="float" office:value="30.78263964" calcext:value-type="float">
            <text:p>30.78263964</text:p>
          </table:table-cell>
          <table:table-cell office:value-type="float" office:value="30.78264881" calcext:value-type="float">
            <text:p>30.78264881</text:p>
          </table:table-cell>
          <table:table-cell office:value-type="float" office:value="30.78274322" calcext:value-type="float">
            <text:p>30.78274322</text:p>
          </table:table-cell>
          <table:table-cell office:value-type="float" office:value="30.78268305" calcext:value-type="float">
            <text:p>30.78268305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50735986" calcext:value-type="float">
            <text:p>29.50735986</text:p>
          </table:table-cell>
          <table:table-cell office:value-type="float" office:value="30.99319967" calcext:value-type="float">
            <text:p>30.99319967</text:p>
          </table:table-cell>
          <table:table-cell office:value-type="float" office:value="31.005584" calcext:value-type="float">
            <text:p>31.005584</text:p>
          </table:table-cell>
          <table:table-cell office:value-type="float" office:value="31.00556108" calcext:value-type="float">
            <text:p>31.00556108</text:p>
          </table:table-cell>
          <table:table-cell office:value-type="float" office:value="31.00557414" calcext:value-type="float">
            <text:p>31.00557414</text:p>
          </table:table-cell>
          <table:table-cell office:value-type="float" office:value="31.00119121" calcext:value-type="float">
            <text:p>31.00119121</text:p>
          </table:table-cell>
          <table:table-cell office:value-type="float" office:value="31.0053708" calcext:value-type="float">
            <text:p>31.0053708</text:p>
          </table:table-cell>
          <table:table-cell office:value-type="float" office:value="31.06441771" calcext:value-type="float">
            <text:p>31.06441771</text:p>
          </table:table-cell>
          <table:table-cell office:value-type="float" office:value="31.06440309" calcext:value-type="float">
            <text:p>31.06440309</text:p>
          </table:table-cell>
          <table:table-cell office:value-type="float" office:value="31.06406505" calcext:value-type="float">
            <text:p>31.06406505</text:p>
          </table:table-cell>
          <table:table-cell office:value-type="float" office:value="31.06393949" calcext:value-type="float">
            <text:p>31.06393949</text:p>
          </table:table-cell>
          <table:table-cell office:value-type="float" office:value="31.06087091" calcext:value-type="float">
            <text:p>31.06087091</text:p>
          </table:table-cell>
          <table:table-cell office:value-type="float" office:value="31.06423781" calcext:value-type="float">
            <text:p>31.06423781</text:p>
          </table:table-cell>
          <table:table-cell office:value-type="float" office:value="31.06439591" calcext:value-type="float">
            <text:p>31.06439591</text:p>
          </table:table-cell>
          <table:table-cell office:value-type="float" office:value="31.06435698" calcext:value-type="float">
            <text:p>31.06435698</text:p>
          </table:table-cell>
          <table:table-cell office:value-type="float" office:value="31.06434571" calcext:value-type="float">
            <text:p>31.06434571</text:p>
          </table:table-cell>
          <table:table-cell office:value-type="float" office:value="31.06381651" calcext:value-type="float">
            <text:p>31.06381651</text:p>
          </table:table-cell>
          <table:table-cell office:value-type="float" office:value="31.05198075" calcext:value-type="float">
            <text:p>31.05198075</text:p>
          </table:table-cell>
          <table:table-cell office:value-type="float" office:value="31.06420394" calcext:value-type="float">
            <text:p>31.06420394</text:p>
          </table:table-cell>
          <table:table-cell office:value-type="float" office:value="31.06455718" calcext:value-type="float">
            <text:p>31.06455718</text:p>
          </table:table-cell>
          <table:table-cell office:value-type="float" office:value="31.06425496" calcext:value-type="float">
            <text:p>31.06425496</text:p>
          </table:table-cell>
          <table:table-cell office:value-type="float" office:value="31.06449293" calcext:value-type="float">
            <text:p>31.06449293</text:p>
          </table:table-cell>
          <table:table-cell office:value-type="float" office:value="31.06417014" calcext:value-type="float">
            <text:p>31.06417014</text:p>
          </table:table-cell>
          <table:table-cell office:value-type="float" office:value="32.70008497" calcext:value-type="float">
            <text:p>32.70008497</text:p>
          </table:table-cell>
          <table:table-cell office:value-type="float" office:value="32.69989562" calcext:value-type="float">
            <text:p>32.69989562</text:p>
          </table:table-cell>
          <table:table-cell office:value-type="float" office:value="32.68742111" calcext:value-type="float">
            <text:p>32.68742111</text:p>
          </table:table-cell>
          <table:table-cell office:value-type="float" office:value="32.69985174" calcext:value-type="float">
            <text:p>32.69985174</text:p>
          </table:table-cell>
          <table:table-cell office:value-type="float" office:value="32.70005944" calcext:value-type="float">
            <text:p>32.70005944</text:p>
          </table:table-cell>
          <table:table-cell office:value-type="float" office:value="32.7001559" calcext:value-type="float">
            <text:p>32.7001559</text:p>
          </table:table-cell>
          <table:table-cell office:value-type="float" office:value="32.69998622" calcext:value-type="float">
            <text:p>32.69998622</text:p>
          </table:table-cell>
          <table:table-cell office:value-type="float" office:value="32.70004072" calcext:value-type="float">
            <text:p>32.70004072</text:p>
          </table:table-cell>
          <table:table-cell office:value-type="float" office:value="32.70006968" calcext:value-type="float">
            <text:p>32.70006968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41468936" calcext:value-type="float">
            <text:p>30.41468936</text:p>
          </table:table-cell>
          <table:table-cell office:value-type="float" office:value="30.4019873" calcext:value-type="float">
            <text:p>30.4019873</text:p>
          </table:table-cell>
          <table:table-cell office:value-type="float" office:value="30.40211267" calcext:value-type="float">
            <text:p>30.40211267</text:p>
          </table:table-cell>
          <table:table-cell office:value-type="float" office:value="30.41470928" calcext:value-type="float">
            <text:p>30.41470928</text:p>
          </table:table-cell>
          <table:table-cell office:value-type="float" office:value="30.41506633" calcext:value-type="float">
            <text:p>30.41506633</text:p>
          </table:table-cell>
          <table:table-cell office:value-type="float" office:value="30.43192115" calcext:value-type="float">
            <text:p>30.43192115</text:p>
          </table:table-cell>
          <table:table-cell office:value-type="float" office:value="30.43666049" calcext:value-type="float">
            <text:p>30.43666049</text:p>
          </table:table-cell>
          <table:table-cell office:value-type="float" office:value="30.43675188" calcext:value-type="float">
            <text:p>30.43675188</text:p>
          </table:table-cell>
          <table:table-cell office:value-type="float" office:value="30.65801354" calcext:value-type="float">
            <text:p>30.65801354</text:p>
          </table:table-cell>
          <table:table-cell office:value-type="float" office:value="30.65832517" calcext:value-type="float">
            <text:p>30.65832517</text:p>
          </table:table-cell>
          <table:table-cell office:value-type="float" office:value="30.65832821" calcext:value-type="float">
            <text:p>30.65832821</text:p>
          </table:table-cell>
          <table:table-cell office:value-type="float" office:value="30.6581072" calcext:value-type="float">
            <text:p>30.6581072</text:p>
          </table:table-cell>
          <table:table-cell office:value-type="float" office:value="30.64570766" calcext:value-type="float">
            <text:p>30.64570766</text:p>
          </table:table-cell>
          <table:table-cell office:value-type="float" office:value="30.65827833" calcext:value-type="float">
            <text:p>30.65827833</text:p>
          </table:table-cell>
          <table:table-cell office:value-type="float" office:value="30.6583372" calcext:value-type="float">
            <text:p>30.6583372</text:p>
          </table:table-cell>
          <table:table-cell office:value-type="float" office:value="30.65838777" calcext:value-type="float">
            <text:p>30.65838777</text:p>
          </table:table-cell>
          <table:table-cell office:value-type="float" office:value="30.64956747" calcext:value-type="float">
            <text:p>30.64956747</text:p>
          </table:table-cell>
          <table:table-cell office:value-type="float" office:value="30.65827992" calcext:value-type="float">
            <text:p>30.65827992</text:p>
          </table:table-cell>
          <table:table-cell office:value-type="float" office:value="30.65827434" calcext:value-type="float">
            <text:p>30.65827434</text:p>
          </table:table-cell>
          <table:table-cell office:value-type="float" office:value="30.65831218" calcext:value-type="float">
            <text:p>30.65831218</text:p>
          </table:table-cell>
          <table:table-cell office:value-type="float" office:value="30.64645623" calcext:value-type="float">
            <text:p>30.64645623</text:p>
          </table:table-cell>
          <table:table-cell office:value-type="float" office:value="30.65849475" calcext:value-type="float">
            <text:p>30.65849475</text:p>
          </table:table-cell>
          <table:table-cell office:value-type="float" office:value="30.65850938" calcext:value-type="float">
            <text:p>30.65850938</text:p>
          </table:table-cell>
          <table:table-cell office:value-type="float" office:value="30.65825438" calcext:value-type="float">
            <text:p>30.65825438</text:p>
          </table:table-cell>
          <table:table-cell office:value-type="float" office:value="30.65834531" calcext:value-type="float">
            <text:p>30.65834531</text:p>
          </table:table-cell>
          <table:table-cell office:value-type="float" office:value="30.64586907" calcext:value-type="float">
            <text:p>30.64586907</text:p>
          </table:table-cell>
          <table:table-cell office:value-type="float" office:value="30.70870446" calcext:value-type="float">
            <text:p>30.70870446</text:p>
          </table:table-cell>
          <table:table-cell office:value-type="float" office:value="30.70874272" calcext:value-type="float">
            <text:p>30.70874272</text:p>
          </table:table-cell>
          <table:table-cell office:value-type="float" office:value="30.7085952" calcext:value-type="float">
            <text:p>30.7085952</text:p>
          </table:table-cell>
          <table:table-cell office:value-type="float" office:value="30.70864014" calcext:value-type="float">
            <text:p>30.70864014</text:p>
          </table:table-cell>
          <table:table-cell office:value-type="float" office:value="30.70880879" calcext:value-type="float">
            <text:p>30.70880879</text:p>
          </table:table-cell>
          <table:table-cell office:value-type="float" office:value="30.705911" calcext:value-type="float">
            <text:p>30.705911</text:p>
          </table:table-cell>
          <table:table-cell office:value-type="float" office:value="30.70876084" calcext:value-type="float">
            <text:p>30.70876084</text:p>
          </table:table-cell>
          <table:table-cell office:value-type="float" office:value="30.69109814" calcext:value-type="float">
            <text:p>30.69109814</text:p>
          </table:table-cell>
          <table:table-cell office:value-type="float" office:value="30.70864278" calcext:value-type="float">
            <text:p>30.70864278</text:p>
          </table:table-cell>
          <table:table-cell office:value-type="float" office:value="30.70890792" calcext:value-type="float">
            <text:p>30.70890792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72572853" calcext:value-type="float">
            <text:p>30.72572853</text:p>
          </table:table-cell>
          <table:table-cell office:value-type="float" office:value="30.71326844" calcext:value-type="float">
            <text:p>30.71326844</text:p>
          </table:table-cell>
          <table:table-cell office:value-type="float" office:value="30.89931064" calcext:value-type="float">
            <text:p>30.89931064</text:p>
          </table:table-cell>
          <table:table-cell office:value-type="float" office:value="30.89948953" calcext:value-type="float">
            <text:p>30.89948953</text:p>
          </table:table-cell>
          <table:table-cell office:value-type="float" office:value="31.49884057" calcext:value-type="float">
            <text:p>31.49884057</text:p>
          </table:table-cell>
          <table:table-cell office:value-type="float" office:value="31.4988515" calcext:value-type="float">
            <text:p>31.4988515</text:p>
          </table:table-cell>
          <table:table-cell office:value-type="float" office:value="31.49888524" calcext:value-type="float">
            <text:p>31.49888524</text:p>
          </table:table-cell>
          <table:table-cell office:value-type="float" office:value="31.49886718" calcext:value-type="float">
            <text:p>31.49886718</text:p>
          </table:table-cell>
          <table:table-cell office:value-type="float" office:value="31.49868904" calcext:value-type="float">
            <text:p>31.49868904</text:p>
          </table:table-cell>
          <table:table-cell office:value-type="float" office:value="31.49874067" calcext:value-type="float">
            <text:p>31.49874067</text:p>
          </table:table-cell>
          <table:table-cell office:value-type="float" office:value="31.4987103" calcext:value-type="float">
            <text:p>31.4987103</text:p>
          </table:table-cell>
          <table:table-cell office:value-type="float" office:value="31.49900466" calcext:value-type="float">
            <text:p>31.49900466</text:p>
          </table:table-cell>
          <table:table-cell office:value-type="float" office:value="31.49868662" calcext:value-type="float">
            <text:p>31.49868662</text:p>
          </table:table-cell>
          <table:table-cell office:value-type="float" office:value="31.4990416" calcext:value-type="float">
            <text:p>31.4990416</text:p>
          </table:table-cell>
          <table:table-cell office:value-type="float" office:value="31.4989586" calcext:value-type="float">
            <text:p>31.4989586</text:p>
          </table:table-cell>
          <table:table-cell office:value-type="float" office:value="31.49904342" calcext:value-type="float">
            <text:p>31.49904342</text:p>
          </table:table-cell>
          <table:table-cell office:value-type="float" office:value="31.49895237" calcext:value-type="float">
            <text:p>31.49895237</text:p>
          </table:table-cell>
          <table:table-cell office:value-type="float" office:value="31.49889917" calcext:value-type="float">
            <text:p>31.49889917</text:p>
          </table:table-cell>
          <table:table-cell office:value-type="float" office:value="31.49885054" calcext:value-type="float">
            <text:p>31.49885054</text:p>
          </table:table-cell>
          <table:table-cell office:value-type="float" office:value="31.48620062" calcext:value-type="float">
            <text:p>31.48620062</text:p>
          </table:table-cell>
          <table:table-cell office:value-type="float" office:value="31.48616145" calcext:value-type="float">
            <text:p>31.48616145</text:p>
          </table:table-cell>
          <table:table-cell office:value-type="float" office:value="31.4987184" calcext:value-type="float">
            <text:p>31.4987184</text:p>
          </table:table-cell>
          <table:table-cell office:value-type="float" office:value="31.49889497" calcext:value-type="float">
            <text:p>31.49889497</text:p>
          </table:table-cell>
          <table:table-cell office:value-type="float" office:value="31.49899665" calcext:value-type="float">
            <text:p>31.49899665</text:p>
          </table:table-cell>
          <table:table-cell office:value-type="float" office:value="31.49896417" calcext:value-type="float">
            <text:p>31.49896417</text:p>
          </table:table-cell>
          <table:table-cell office:value-type="float" office:value="31.49881" calcext:value-type="float">
            <text:p>31.49881</text:p>
          </table:table-cell>
          <table:table-cell office:value-type="float" office:value="31.49900037" calcext:value-type="float">
            <text:p>31.49900037</text:p>
          </table:table-cell>
          <table:table-cell office:value-type="float" office:value="31.49904505" calcext:value-type="float">
            <text:p>31.49904505</text:p>
          </table:table-cell>
          <table:table-cell office:value-type="float" office:value="31.52018233" calcext:value-type="float">
            <text:p>31.52018233</text:p>
          </table:table-cell>
          <table:table-cell office:value-type="float" office:value="31.52025808" calcext:value-type="float">
            <text:p>31.52025808</text:p>
          </table:table-cell>
          <table:table-cell office:value-type="float" office:value="31.50739936" calcext:value-type="float">
            <text:p>31.50739936</text:p>
          </table:table-cell>
          <table:table-cell office:value-type="float" office:value="31.51139466" calcext:value-type="float">
            <text:p>31.51139466</text:p>
          </table:table-cell>
          <table:table-cell office:value-type="float" office:value="31.50770422" calcext:value-type="float">
            <text:p>31.50770422</text:p>
          </table:table-cell>
          <table:table-cell office:value-type="float" office:value="31.52000588" calcext:value-type="float">
            <text:p>31.52000588</text:p>
          </table:table-cell>
          <table:table-cell office:value-type="float" office:value="31.51834075" calcext:value-type="float">
            <text:p>31.51834075</text:p>
          </table:table-cell>
          <table:table-cell office:value-type="float" office:value="31.52041214" calcext:value-type="float">
            <text:p>31.52041214</text:p>
          </table:table-cell>
          <table:table-cell office:value-type="float" office:value="31.52027252" calcext:value-type="float">
            <text:p>31.52027252</text:p>
          </table:table-cell>
          <table:table-cell office:value-type="float" office:value="31.52024665" calcext:value-type="float">
            <text:p>31.52024665</text:p>
          </table:table-cell>
          <table:table-cell office:value-type="float" office:value="31.52042715" calcext:value-type="float">
            <text:p>31.52042715</text:p>
          </table:table-cell>
          <table:table-cell office:value-type="float" office:value="31.52017846" calcext:value-type="float">
            <text:p>31.52017846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1.00055404" calcext:value-type="float">
            <text:p>31.00055404</text:p>
          </table:table-cell>
          <table:table-cell office:value-type="float" office:value="30.99836747" calcext:value-type="float">
            <text:p>30.99836747</text:p>
          </table:table-cell>
          <table:table-cell office:value-type="float" office:value="31.00077297" calcext:value-type="float">
            <text:p>31.00077297</text:p>
          </table:table-cell>
          <table:table-cell office:value-type="float" office:value="31.00061399" calcext:value-type="float">
            <text:p>31.00061399</text:p>
          </table:table-cell>
          <table:table-cell office:value-type="float" office:value="31.0009158" calcext:value-type="float">
            <text:p>31.0009158</text:p>
          </table:table-cell>
          <table:table-cell office:value-type="float" office:value="31.00050807" calcext:value-type="float">
            <text:p>31.00050807</text:p>
          </table:table-cell>
          <table:table-cell office:value-type="float" office:value="30.9883975" calcext:value-type="float">
            <text:p>30.9883975</text:p>
          </table:table-cell>
          <table:table-cell office:value-type="float" office:value="31.00060711" calcext:value-type="float">
            <text:p>31.00060711</text:p>
          </table:table-cell>
          <table:table-cell office:value-type="float" office:value="30.98984413" calcext:value-type="float">
            <text:p>30.98984413</text:p>
          </table:table-cell>
          <table:table-cell office:value-type="float" office:value="31.29729884" calcext:value-type="float">
            <text:p>31.29729884</text:p>
          </table:table-cell>
          <table:table-cell office:value-type="float" office:value="31.29745186" calcext:value-type="float">
            <text:p>31.29745186</text:p>
          </table:table-cell>
          <table:table-cell office:value-type="float" office:value="31.28474638" calcext:value-type="float">
            <text:p>31.28474638</text:p>
          </table:table-cell>
          <table:table-cell office:value-type="float" office:value="31.29746892" calcext:value-type="float">
            <text:p>31.29746892</text:p>
          </table:table-cell>
          <table:table-cell office:value-type="float" office:value="31.29706346" calcext:value-type="float">
            <text:p>31.29706346</text:p>
          </table:table-cell>
          <table:table-cell office:value-type="float" office:value="31.29704376" calcext:value-type="float">
            <text:p>31.29704376</text:p>
          </table:table-cell>
          <table:table-cell office:value-type="float" office:value="31.29758089" calcext:value-type="float">
            <text:p>31.29758089</text:p>
          </table:table-cell>
          <table:table-cell office:value-type="float" office:value="31.67541708" calcext:value-type="float">
            <text:p>31.67541708</text:p>
          </table:table-cell>
          <table:table-cell office:value-type="float" office:value="31.67508964" calcext:value-type="float">
            <text:p>31.67508964</text:p>
          </table:table-cell>
          <table:table-cell office:value-type="float" office:value="31.67551921" calcext:value-type="float">
            <text:p>31.67551921</text:p>
          </table:table-cell>
          <table:table-cell office:value-type="float" office:value="31.67557006" calcext:value-type="float">
            <text:p>31.67557006</text:p>
          </table:table-cell>
          <table:table-cell office:value-type="float" office:value="31.67507703" calcext:value-type="float">
            <text:p>31.67507703</text:p>
          </table:table-cell>
          <table:table-cell office:value-type="float" office:value="31.67517127" calcext:value-type="float">
            <text:p>31.67517127</text:p>
          </table:table-cell>
          <table:table-cell office:value-type="float" office:value="31.67508124" calcext:value-type="float">
            <text:p>31.67508124</text:p>
          </table:table-cell>
          <table:table-cell office:value-type="float" office:value="31.6631356" calcext:value-type="float">
            <text:p>31.6631356</text:p>
          </table:table-cell>
          <table:table-cell office:value-type="float" office:value="31.67511075" calcext:value-type="float">
            <text:p>31.67511075</text:p>
          </table:table-cell>
          <table:table-cell office:value-type="float" office:value="31.67569161" calcext:value-type="float">
            <text:p>31.67569161</text:p>
          </table:table-cell>
          <table:table-cell office:value-type="float" office:value="31.67566108" calcext:value-type="float">
            <text:p>31.67566108</text:p>
          </table:table-cell>
          <table:table-cell office:value-type="float" office:value="31.67576668" calcext:value-type="float">
            <text:p>31.67576668</text:p>
          </table:table-cell>
          <table:table-cell office:value-type="float" office:value="31.67570277" calcext:value-type="float">
            <text:p>31.67570277</text:p>
          </table:table-cell>
          <table:table-cell office:value-type="float" office:value="31.67553754" calcext:value-type="float">
            <text:p>31.67553754</text:p>
          </table:table-cell>
          <table:table-cell office:value-type="float" office:value="31.67081799" calcext:value-type="float">
            <text:p>31.67081799</text:p>
          </table:table-cell>
          <table:table-cell office:value-type="float" office:value="31.67579469" calcext:value-type="float">
            <text:p>31.67579469</text:p>
          </table:table-cell>
          <table:table-cell office:value-type="float" office:value="31.67581598" calcext:value-type="float">
            <text:p>31.67581598</text:p>
          </table:table-cell>
          <table:table-cell office:value-type="float" office:value="31.67564611" calcext:value-type="float">
            <text:p>31.67564611</text:p>
          </table:table-cell>
          <table:table-cell office:value-type="float" office:value="31.67589294" calcext:value-type="float">
            <text:p>31.67589294</text:p>
          </table:table-cell>
          <table:table-cell office:value-type="float" office:value="31.67565951" calcext:value-type="float">
            <text:p>31.67565951</text:p>
          </table:table-cell>
          <table:table-cell office:value-type="float" office:value="31.66310432" calcext:value-type="float">
            <text:p>31.66310432</text:p>
          </table:table-cell>
          <table:table-cell office:value-type="float" office:value="31.67580984" calcext:value-type="float">
            <text:p>31.67580984</text:p>
          </table:table-cell>
          <table:table-cell office:value-type="float" office:value="31.67466637" calcext:value-type="float">
            <text:p>31.67466637</text:p>
          </table:table-cell>
          <table:table-cell office:value-type="float" office:value="31.66307014" calcext:value-type="float">
            <text:p>31.66307014</text:p>
          </table:table-cell>
          <table:table-cell office:value-type="float" office:value="32.22903112" calcext:value-type="float">
            <text:p>32.22903112</text:p>
          </table:table-cell>
          <table:table-cell office:value-type="float" office:value="32.2416431" calcext:value-type="float">
            <text:p>32.2416431</text:p>
          </table:table-cell>
          <table:table-cell office:value-type="float" office:value="32.24140487" calcext:value-type="float">
            <text:p>32.24140487</text:p>
          </table:table-cell>
          <table:table-cell office:value-type="float" office:value="32.24143039" calcext:value-type="float">
            <text:p>32.2414303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.76676343" calcext:value-type="float">
            <text:p>30.76676343</text:p>
          </table:table-cell>
          <table:table-cell office:value-type="float" office:value="31.22793478" calcext:value-type="float">
            <text:p>31.22793478</text:p>
          </table:table-cell>
          <table:table-cell office:value-type="float" office:value="31.22811194" calcext:value-type="float">
            <text:p>31.22811194</text:p>
          </table:table-cell>
          <table:table-cell office:value-type="float" office:value="31.22748537" calcext:value-type="float">
            <text:p>31.22748537</text:p>
          </table:table-cell>
          <table:table-cell office:value-type="float" office:value="31.22760309" calcext:value-type="float">
            <text:p>31.22760309</text:p>
          </table:table-cell>
          <table:table-cell office:value-type="float" office:value="31.22813037" calcext:value-type="float">
            <text:p>31.22813037</text:p>
          </table:table-cell>
          <table:table-cell office:value-type="float" office:value="31.22795993" calcext:value-type="float">
            <text:p>31.22795993</text:p>
          </table:table-cell>
          <table:table-cell office:value-type="float" office:value="31.21509155" calcext:value-type="float">
            <text:p>31.21509155</text:p>
          </table:table-cell>
          <table:table-cell office:value-type="float" office:value="31.2274947" calcext:value-type="float">
            <text:p>31.2274947</text:p>
          </table:table-cell>
          <table:table-cell office:value-type="float" office:value="31.22784706" calcext:value-type="float">
            <text:p>31.22784706</text:p>
          </table:table-cell>
          <table:table-cell office:value-type="float" office:value="31.22780396" calcext:value-type="float">
            <text:p>31.22780396</text:p>
          </table:table-cell>
          <table:table-cell office:value-type="float" office:value="31.21495701" calcext:value-type="float">
            <text:p>31.21495701</text:p>
          </table:table-cell>
          <table:table-cell office:value-type="float" office:value="31.21525277" calcext:value-type="float">
            <text:p>31.21525277</text:p>
          </table:table-cell>
          <table:table-cell office:value-type="float" office:value="31.22765106" calcext:value-type="float">
            <text:p>31.22765106</text:p>
          </table:table-cell>
          <table:table-cell office:value-type="float" office:value="31.22751622" calcext:value-type="float">
            <text:p>31.22751622</text:p>
          </table:table-cell>
          <table:table-cell office:value-type="float" office:value="31.21713097" calcext:value-type="float">
            <text:p>31.21713097</text:p>
          </table:table-cell>
          <table:table-cell office:value-type="float" office:value="31.22800366" calcext:value-type="float">
            <text:p>31.22800366</text:p>
          </table:table-cell>
          <table:table-cell office:value-type="float" office:value="31.22784471" calcext:value-type="float">
            <text:p>31.22784471</text:p>
          </table:table-cell>
          <table:table-cell office:value-type="float" office:value="31.22788661" calcext:value-type="float">
            <text:p>31.22788661</text:p>
          </table:table-cell>
          <table:table-cell office:value-type="float" office:value="31.24097528" calcext:value-type="float">
            <text:p>31.24097528</text:p>
          </table:table-cell>
          <table:table-cell office:value-type="float" office:value="32.17119634" calcext:value-type="float">
            <text:p>32.17119634</text:p>
          </table:table-cell>
          <table:table-cell office:value-type="float" office:value="32.17115255" calcext:value-type="float">
            <text:p>32.17115255</text:p>
          </table:table-cell>
          <table:table-cell office:value-type="float" office:value="32.17095221" calcext:value-type="float">
            <text:p>32.17095221</text:p>
          </table:table-cell>
          <table:table-cell office:value-type="float" office:value="32.15638567" calcext:value-type="float">
            <text:p>32.15638567</text:p>
          </table:table-cell>
          <table:table-cell office:value-type="float" office:value="32.14337513" calcext:value-type="float">
            <text:p>32.14337513</text:p>
          </table:table-cell>
          <table:table-cell office:value-type="float" office:value="32.17081593" calcext:value-type="float">
            <text:p>32.17081593</text:p>
          </table:table-cell>
          <table:table-cell office:value-type="float" office:value="32.15833915" calcext:value-type="float">
            <text:p>32.15833915</text:p>
          </table:table-cell>
          <table:table-cell office:value-type="float" office:value="32.17083999" calcext:value-type="float">
            <text:p>32.17083999</text:p>
          </table:table-cell>
          <table:table-cell office:value-type="float" office:value="32.17099011" calcext:value-type="float">
            <text:p>32.17099011</text:p>
          </table:table-cell>
          <table:table-cell office:value-type="float" office:value="32.17115402" calcext:value-type="float">
            <text:p>32.17115402</text:p>
          </table:table-cell>
          <table:table-cell office:value-type="float" office:value="32.17120344" calcext:value-type="float">
            <text:p>32.17120344</text:p>
          </table:table-cell>
          <table:table-cell office:value-type="float" office:value="32.17117974" calcext:value-type="float">
            <text:p>32.17117974</text:p>
          </table:table-cell>
          <table:table-cell office:value-type="float" office:value="32.17102263" calcext:value-type="float">
            <text:p>32.17102263</text:p>
          </table:table-cell>
          <table:table-cell office:value-type="float" office:value="32.15834154" calcext:value-type="float">
            <text:p>32.15834154</text:p>
          </table:table-cell>
          <table:table-cell office:value-type="float" office:value="32.16645836" calcext:value-type="float">
            <text:p>32.16645836</text:p>
          </table:table-cell>
          <table:table-cell office:value-type="float" office:value="32.17115402" calcext:value-type="float">
            <text:p>32.17115402</text:p>
          </table:table-cell>
          <table:table-cell office:value-type="float" office:value="32.17133507" calcext:value-type="float">
            <text:p>32.17133507</text:p>
          </table:table-cell>
          <table:table-cell office:value-type="float" office:value="32.17133018" calcext:value-type="float">
            <text:p>32.17133018</text:p>
          </table:table-cell>
          <table:table-cell office:value-type="float" office:value="32.17092673" calcext:value-type="float">
            <text:p>32.17092673</text:p>
          </table:table-cell>
          <table:table-cell office:value-type="float" office:value="32.17106839" calcext:value-type="float">
            <text:p>32.17106839</text:p>
          </table:table-cell>
          <table:table-cell office:value-type="float" office:value="32.17105491" calcext:value-type="float">
            <text:p>32.17105491</text:p>
          </table:table-cell>
          <table:table-cell office:value-type="float" office:value="32.17143124" calcext:value-type="float">
            <text:p>32.17143124</text:p>
          </table:table-cell>
          <table:table-cell office:value-type="float" office:value="32.1710324" calcext:value-type="float">
            <text:p>32.1710324</text:p>
          </table:table-cell>
          <table:table-cell office:value-type="float" office:value="32.15850912" calcext:value-type="float">
            <text:p>32.15850912</text:p>
          </table:table-cell>
          <table:table-cell office:value-type="float" office:value="32.17126056" calcext:value-type="float">
            <text:p>32.17126056</text:p>
          </table:table-cell>
          <table:table-cell office:value-type="float" office:value="32.17134299" calcext:value-type="float">
            <text:p>32.17134299</text:p>
          </table:table-cell>
          <table:table-cell office:value-type="float" office:value="32.17131928" calcext:value-type="float">
            <text:p>32.17131928</text:p>
          </table:table-cell>
          <table:table-cell office:value-type="float" office:value="32.17149243" calcext:value-type="float">
            <text:p>32.1714924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.29377508" calcext:value-type="float">
            <text:p>26.29377508</text:p>
          </table:table-cell>
          <table:table-cell office:value-type="string" calcext:value-type="string">
            <text:p><text:s/>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.34258968" calcext:value-type="float">
            <text:p>26.34258968</text:p>
          </table:table-cell>
          <table:table-cell office:value-type="float" office:value="26.34253568" calcext:value-type="float">
            <text:p>26.34253568</text:p>
          </table:table-cell>
          <table:table-cell office:value-type="float" office:value="26.3419623" calcext:value-type="float">
            <text:p>26.3419623</text:p>
          </table:table-cell>
          <table:table-cell office:value-type="float" office:value="26.34232166" calcext:value-type="float">
            <text:p>26.34232166</text:p>
          </table:table-cell>
          <table:table-cell office:value-type="string" calcext:value-type="string">
            <text:p><text:s/></text:p>
          </table:table-cell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.39640203" calcext:value-type="float">
            <text:p>26.39640203</text:p>
          </table:table-cell>
          <table:table-cell office:value-type="float" office:value="26.4101066" calcext:value-type="float">
            <text:p>26.4101066</text:p>
          </table:table-cell>
          <table:table-cell office:value-type="float" office:value="26.40987247" calcext:value-type="float">
            <text:p>26.40987247</text:p>
          </table:table-cell>
          <table:table-cell office:value-type="float" office:value="26.41053494" calcext:value-type="float">
            <text:p>26.41053494</text:p>
          </table:table-cell>
          <table:table-cell office:value-type="float" office:value="26.41056316" calcext:value-type="float">
            <text:p>26.41056316</text:p>
          </table:table-cell>
          <table:table-cell office:value-type="float" office:value="26.41050009" calcext:value-type="float">
            <text:p>26.41050009</text:p>
          </table:table-cell>
          <table:table-cell office:value-type="float" office:value="26.41054989" calcext:value-type="float">
            <text:p>26.41054989</text:p>
          </table:table-cell>
          <table:table-cell office:value-type="float" office:value="26.41055269" calcext:value-type="float">
            <text:p>26.41055269</text:p>
          </table:table-cell>
          <table:table-cell office:value-type="string" calcext:value-type="string">
            <text:p><text:s/></text:p>
          </table:table-cell>
          <table:table-cell table:number-columns-repeated="4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.07571594" calcext:value-type="float">
            <text:p>27.07571594</text:p>
          </table:table-cell>
          <table:table-cell office:value-type="float" office:value="27.07578909" calcext:value-type="float">
            <text:p>27.07578909</text:p>
          </table:table-cell>
          <table:table-cell office:value-type="float" office:value="27.07538195" calcext:value-type="float">
            <text:p>27.07538195</text:p>
          </table:table-cell>
          <table:table-cell office:value-type="float" office:value="27.07581109" calcext:value-type="float">
            <text:p>27.07581109</text:p>
          </table:table-cell>
          <table:table-cell office:value-type="float" office:value="27.07548603" calcext:value-type="float">
            <text:p>27.07548603</text:p>
          </table:table-cell>
          <table:table-cell office:value-type="float" office:value="27.07584599" calcext:value-type="float">
            <text:p>27.07584599</text:p>
          </table:table-cell>
          <table:table-cell office:value-type="float" office:value="27.07589284" calcext:value-type="float">
            <text:p>27.07589284</text:p>
          </table:table-cell>
          <table:table-cell office:value-type="float" office:value="27.07583102" calcext:value-type="float">
            <text:p>27.07583102</text:p>
          </table:table-cell>
          <table:table-cell office:value-type="float" office:value="27.07587737" calcext:value-type="float">
            <text:p>27.07587737</text:p>
          </table:table-cell>
          <table:table-cell office:value-type="float" office:value="27.07582497" calcext:value-type="float">
            <text:p>27.07582497</text:p>
          </table:table-cell>
          <table:table-cell office:value-type="float" office:value="27.07593408" calcext:value-type="float">
            <text:p>27.07593408</text:p>
          </table:table-cell>
          <table:table-cell office:value-type="float" office:value="27.07563447" calcext:value-type="float">
            <text:p>27.07563447</text:p>
          </table:table-cell>
          <table:table-cell office:value-type="string" calcext:value-type="string">
            <text:p><text:s/></text:p>
          </table:table-cell>
          <table:table-cell table:number-columns-repeated="3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.30887626" calcext:value-type="float">
            <text:p>27.30887626</text:p>
          </table:table-cell>
          <table:table-cell office:value-type="float" office:value="27.30848421" calcext:value-type="float">
            <text:p>27.30848421</text:p>
          </table:table-cell>
          <table:table-cell office:value-type="float" office:value="27.30874363" calcext:value-type="float">
            <text:p>27.30874363</text:p>
          </table:table-cell>
          <table:table-cell office:value-type="float" office:value="27.3089043" calcext:value-type="float">
            <text:p>27.3089043</text:p>
          </table:table-cell>
          <table:table-cell office:value-type="float" office:value="27.30893228" calcext:value-type="float">
            <text:p>27.30893228</text:p>
          </table:table-cell>
          <table:table-cell office:value-type="float" office:value="27.30880698" calcext:value-type="float">
            <text:p>27.30880698</text:p>
          </table:table-cell>
          <table:table-cell office:value-type="float" office:value="27.30891104" calcext:value-type="float">
            <text:p>27.30891104</text:p>
          </table:table-cell>
          <table:table-cell office:value-type="float" office:value="27.30877886" calcext:value-type="float">
            <text:p>27.30877886</text:p>
          </table:table-cell>
          <table:table-cell office:value-type="float" office:value="27.30888103" calcext:value-type="float">
            <text:p>27.30888103</text:p>
          </table:table-cell>
          <table:table-cell office:value-type="float" office:value="27.30889386" calcext:value-type="float">
            <text:p>27.30889386</text:p>
          </table:table-cell>
          <table:table-cell office:value-type="float" office:value="27.30886201" calcext:value-type="float">
            <text:p>27.30886201</text:p>
          </table:table-cell>
          <table:table-cell office:value-type="float" office:value="27.30882293" calcext:value-type="float">
            <text:p>27.30882293</text:p>
          </table:table-cell>
          <table:table-cell office:value-type="float" office:value="27.30900847" calcext:value-type="float">
            <text:p>27.30900847</text:p>
          </table:table-cell>
          <table:table-cell office:value-type="float" office:value="27.34641167" calcext:value-type="float">
            <text:p>27.34641167</text:p>
          </table:table-cell>
          <table:table-cell office:value-type="float" office:value="27.34636301" calcext:value-type="float">
            <text:p>27.34636301</text:p>
          </table:table-cell>
          <table:table-cell office:value-type="float" office:value="27.34632694" calcext:value-type="float">
            <text:p>27.34632694</text:p>
          </table:table-cell>
          <table:table-cell office:value-type="string" calcext:value-type="string">
            <text:p><text:s/></text:p>
          </table:table-cell>
          <table:table-cell table:number-columns-repeated="3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7.1162164" calcext:value-type="float">
            <text:p>27.1162164</text:p>
          </table:table-cell>
          <table:table-cell office:value-type="float" office:value="27.12616561" calcext:value-type="float">
            <text:p>27.12616561</text:p>
          </table:table-cell>
          <table:table-cell office:value-type="float" office:value="27.12647565" calcext:value-type="float">
            <text:p>27.12647565</text:p>
          </table:table-cell>
          <table:table-cell office:value-type="float" office:value="27.12667942" calcext:value-type="float">
            <text:p>27.12667942</text:p>
          </table:table-cell>
          <table:table-cell office:value-type="float" office:value="27.12683095" calcext:value-type="float">
            <text:p>27.12683095</text:p>
          </table:table-cell>
          <table:table-cell office:value-type="float" office:value="27.12669503" calcext:value-type="float">
            <text:p>27.12669503</text:p>
          </table:table-cell>
          <table:table-cell office:value-type="float" office:value="27.12687545" calcext:value-type="float">
            <text:p>27.12687545</text:p>
          </table:table-cell>
          <table:table-cell office:value-type="float" office:value="27.12680992" calcext:value-type="float">
            <text:p>27.12680992</text:p>
          </table:table-cell>
          <table:table-cell office:value-type="float" office:value="27.12688562" calcext:value-type="float">
            <text:p>27.12688562</text:p>
          </table:table-cell>
          <table:table-cell office:value-type="float" office:value="27.23896514" calcext:value-type="float">
            <text:p>27.23896514</text:p>
          </table:table-cell>
          <table:table-cell office:value-type="float" office:value="27.2391129" calcext:value-type="float">
            <text:p>27.2391129</text:p>
          </table:table-cell>
          <table:table-cell office:value-type="float" office:value="27.23918364" calcext:value-type="float">
            <text:p>27.23918364</text:p>
          </table:table-cell>
          <table:table-cell office:value-type="float" office:value="27.23897924" calcext:value-type="float">
            <text:p>27.23897924</text:p>
          </table:table-cell>
          <table:table-cell office:value-type="float" office:value="27.23900843" calcext:value-type="float">
            <text:p>27.23900843</text:p>
          </table:table-cell>
          <table:table-cell office:value-type="float" office:value="27.23904298" calcext:value-type="float">
            <text:p>27.23904298</text:p>
          </table:table-cell>
          <table:table-cell office:value-type="float" office:value="27.23909117" calcext:value-type="float">
            <text:p>27.23909117</text:p>
          </table:table-cell>
          <table:table-cell office:value-type="float" office:value="27.23884974" calcext:value-type="float">
            <text:p>27.23884974</text:p>
          </table:table-cell>
          <table:table-cell office:value-type="float" office:value="27.23919508" calcext:value-type="float">
            <text:p>27.23919508</text:p>
          </table:table-cell>
          <table:table-cell office:value-type="float" office:value="27.23918559" calcext:value-type="float">
            <text:p>27.23918559</text:p>
          </table:table-cell>
          <table:table-cell office:value-type="float" office:value="27.23914578" calcext:value-type="float">
            <text:p>27.23914578</text:p>
          </table:table-cell>
          <table:table-cell office:value-type="string" calcext:value-type="string">
            <text:p><text:s/></text:p>
          </table:table-cell>
          <table:table-cell table:number-columns-repeated="2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.35478504" calcext:value-type="float">
            <text:p>27.35478504</text:p>
          </table:table-cell>
          <table:table-cell office:value-type="float" office:value="27.37219103" calcext:value-type="float">
            <text:p>27.37219103</text:p>
          </table:table-cell>
          <table:table-cell office:value-type="float" office:value="27.37223742" calcext:value-type="float">
            <text:p>27.37223742</text:p>
          </table:table-cell>
          <table:table-cell office:value-type="float" office:value="27.37210146" calcext:value-type="float">
            <text:p>27.37210146</text:p>
          </table:table-cell>
          <table:table-cell office:value-type="float" office:value="27.3721707" calcext:value-type="float">
            <text:p>27.3721707</text:p>
          </table:table-cell>
          <table:table-cell office:value-type="float" office:value="27.37210964" calcext:value-type="float">
            <text:p>27.37210964</text:p>
          </table:table-cell>
          <table:table-cell office:value-type="float" office:value="27.37206946" calcext:value-type="float">
            <text:p>27.37206946</text:p>
          </table:table-cell>
          <table:table-cell office:value-type="float" office:value="27.37210258" calcext:value-type="float">
            <text:p>27.37210258</text:p>
          </table:table-cell>
          <table:table-cell office:value-type="float" office:value="27.37205951" calcext:value-type="float">
            <text:p>27.37205951</text:p>
          </table:table-cell>
          <table:table-cell office:value-type="float" office:value="27.51912132" calcext:value-type="float">
            <text:p>27.51912132</text:p>
          </table:table-cell>
          <table:table-cell office:value-type="float" office:value="27.51905981" calcext:value-type="float">
            <text:p>27.51905981</text:p>
          </table:table-cell>
          <table:table-cell office:value-type="float" office:value="27.51916104" calcext:value-type="float">
            <text:p>27.51916104</text:p>
          </table:table-cell>
          <table:table-cell office:value-type="float" office:value="27.51911364" calcext:value-type="float">
            <text:p>27.51911364</text:p>
          </table:table-cell>
          <table:table-cell office:value-type="float" office:value="27.51914045" calcext:value-type="float">
            <text:p>27.51914045</text:p>
          </table:table-cell>
          <table:table-cell office:value-type="float" office:value="27.51902702" calcext:value-type="float">
            <text:p>27.51902702</text:p>
          </table:table-cell>
          <table:table-cell office:value-type="float" office:value="27.51919289" calcext:value-type="float">
            <text:p>27.51919289</text:p>
          </table:table-cell>
          <table:table-cell office:value-type="float" office:value="27.51909246" calcext:value-type="float">
            <text:p>27.51909246</text:p>
          </table:table-cell>
          <table:table-cell office:value-type="float" office:value="27.70380458" calcext:value-type="float">
            <text:p>27.70380458</text:p>
          </table:table-cell>
          <table:table-cell office:value-type="float" office:value="27.70341873" calcext:value-type="float">
            <text:p>27.70341873</text:p>
          </table:table-cell>
          <table:table-cell office:value-type="float" office:value="27.70400739" calcext:value-type="float">
            <text:p>27.70400739</text:p>
          </table:table-cell>
          <table:table-cell office:value-type="float" office:value="27.70378616" calcext:value-type="float">
            <text:p>27.70378616</text:p>
          </table:table-cell>
          <table:table-cell office:value-type="float" office:value="27.70401096" calcext:value-type="float">
            <text:p>27.70401096</text:p>
          </table:table-cell>
          <table:table-cell office:value-type="float" office:value="27.70386255" calcext:value-type="float">
            <text:p>27.70386255</text:p>
          </table:table-cell>
          <table:table-cell office:value-type="float" office:value="27.70399831" calcext:value-type="float">
            <text:p>27.70399831</text:p>
          </table:table-cell>
          <table:table-cell office:value-type="string" calcext:value-type="string">
            <text:p><text:s/>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85608372" calcext:value-type="float">
            <text:p>29.85608372</text:p>
          </table:table-cell>
          <table:table-cell office:value-type="float" office:value="29.85596853" calcext:value-type="float">
            <text:p>29.85596853</text:p>
          </table:table-cell>
          <table:table-cell office:value-type="float" office:value="29.85603923" calcext:value-type="float">
            <text:p>29.85603923</text:p>
          </table:table-cell>
          <table:table-cell office:value-type="float" office:value="29.85615787" calcext:value-type="float">
            <text:p>29.85615787</text:p>
          </table:table-cell>
          <table:table-cell office:value-type="float" office:value="30.11849353" calcext:value-type="float">
            <text:p>30.11849353</text:p>
          </table:table-cell>
          <table:table-cell office:value-type="float" office:value="30.11819667" calcext:value-type="float">
            <text:p>30.11819667</text:p>
          </table:table-cell>
          <table:table-cell office:value-type="float" office:value="30.11846686" calcext:value-type="float">
            <text:p>30.11846686</text:p>
          </table:table-cell>
          <table:table-cell office:value-type="float" office:value="30.11849228" calcext:value-type="float">
            <text:p>30.11849228</text:p>
          </table:table-cell>
          <table:table-cell office:value-type="float" office:value="30.11834205" calcext:value-type="float">
            <text:p>30.11834205</text:p>
          </table:table-cell>
          <table:table-cell office:value-type="float" office:value="30.11824276" calcext:value-type="float">
            <text:p>30.11824276</text:p>
          </table:table-cell>
          <table:table-cell office:value-type="float" office:value="30.11817735" calcext:value-type="float">
            <text:p>30.11817735</text:p>
          </table:table-cell>
          <table:table-cell office:value-type="float" office:value="30.82861232" calcext:value-type="float">
            <text:p>30.82861232</text:p>
          </table:table-cell>
          <table:table-cell office:value-type="float" office:value="30.82866724" calcext:value-type="float">
            <text:p>30.82866724</text:p>
          </table:table-cell>
          <table:table-cell office:value-type="float" office:value="30.82875632" calcext:value-type="float">
            <text:p>30.82875632</text:p>
          </table:table-cell>
          <table:table-cell office:value-type="float" office:value="30.82871299" calcext:value-type="float">
            <text:p>30.82871299</text:p>
          </table:table-cell>
          <table:table-cell office:value-type="float" office:value="30.82865661" calcext:value-type="float">
            <text:p>30.82865661</text:p>
          </table:table-cell>
          <table:table-cell office:value-type="float" office:value="30.82860621" calcext:value-type="float">
            <text:p>30.82860621</text:p>
          </table:table-cell>
          <table:table-cell office:value-type="float" office:value="30.8286077" calcext:value-type="float">
            <text:p>30.8286077</text:p>
          </table:table-cell>
          <table:table-cell office:value-type="float" office:value="30.82890579" calcext:value-type="float">
            <text:p>30.82890579</text:p>
          </table:table-cell>
          <table:table-cell office:value-type="float" office:value="30.82892308" calcext:value-type="float">
            <text:p>30.82892308</text:p>
          </table:table-cell>
          <table:table-cell office:value-type="float" office:value="30.81605545" calcext:value-type="float">
            <text:p>30.81605545</text:p>
          </table:table-cell>
          <table:table-cell office:value-type="float" office:value="30.82873763" calcext:value-type="float">
            <text:p>30.82873763</text:p>
          </table:table-cell>
          <table:table-cell office:value-type="float" office:value="30.82890657" calcext:value-type="float">
            <text:p>30.82890657</text:p>
          </table:table-cell>
          <table:table-cell office:value-type="float" office:value="30.82885499" calcext:value-type="float">
            <text:p>30.82885499</text:p>
          </table:table-cell>
          <table:table-cell office:value-type="float" office:value="30.8288828" calcext:value-type="float">
            <text:p>30.8288828</text:p>
          </table:table-cell>
          <table:table-cell office:value-type="float" office:value="30.82899271" calcext:value-type="float">
            <text:p>30.82899271</text:p>
          </table:table-cell>
          <table:table-cell office:value-type="float" office:value="30.82889107" calcext:value-type="float">
            <text:p>30.82889107</text:p>
          </table:table-cell>
          <table:table-cell office:value-type="float" office:value="30.8289312" calcext:value-type="float">
            <text:p>30.8289312</text:p>
          </table:table-cell>
          <table:table-cell office:value-type="string" calcext:value-type="string">
            <text:p><text:s/>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9.22894835" calcext:value-type="float">
            <text:p>29.22894835</text:p>
          </table:table-cell>
          <table:table-cell office:value-type="float" office:value="29.22897148" calcext:value-type="float">
            <text:p>29.22897148</text:p>
          </table:table-cell>
          <table:table-cell office:value-type="float" office:value="29.22895331" calcext:value-type="float">
            <text:p>29.22895331</text:p>
          </table:table-cell>
          <table:table-cell office:value-type="float" office:value="30.08359046" calcext:value-type="float">
            <text:p>30.08359046</text:p>
          </table:table-cell>
          <table:table-cell office:value-type="float" office:value="30.08362005" calcext:value-type="float">
            <text:p>30.08362005</text:p>
          </table:table-cell>
          <table:table-cell office:value-type="float" office:value="30.08355559" calcext:value-type="float">
            <text:p>30.08355559</text:p>
          </table:table-cell>
          <table:table-cell office:value-type="float" office:value="30.08343551" calcext:value-type="float">
            <text:p>30.08343551</text:p>
          </table:table-cell>
          <table:table-cell office:value-type="float" office:value="30.08345894" calcext:value-type="float">
            <text:p>30.08345894</text:p>
          </table:table-cell>
          <table:table-cell office:value-type="float" office:value="30.08345449" calcext:value-type="float">
            <text:p>30.08345449</text:p>
          </table:table-cell>
          <table:table-cell office:value-type="float" office:value="30.08349113" calcext:value-type="float">
            <text:p>30.08349113</text:p>
          </table:table-cell>
          <table:table-cell office:value-type="float" office:value="30.08377103" calcext:value-type="float">
            <text:p>30.08377103</text:p>
          </table:table-cell>
          <table:table-cell office:value-type="float" office:value="30.22488996" calcext:value-type="float">
            <text:p>30.22488996</text:p>
          </table:table-cell>
          <table:table-cell office:value-type="float" office:value="30.22495981" calcext:value-type="float">
            <text:p>30.22495981</text:p>
          </table:table-cell>
          <table:table-cell office:value-type="float" office:value="30.22487077" calcext:value-type="float">
            <text:p>30.22487077</text:p>
          </table:table-cell>
          <table:table-cell office:value-type="float" office:value="30.22490498" calcext:value-type="float">
            <text:p>30.22490498</text:p>
          </table:table-cell>
          <table:table-cell office:value-type="float" office:value="30.22497162" calcext:value-type="float">
            <text:p>30.22497162</text:p>
          </table:table-cell>
          <table:table-cell office:value-type="float" office:value="30.2247831" calcext:value-type="float">
            <text:p>30.2247831</text:p>
          </table:table-cell>
          <table:table-cell office:value-type="float" office:value="30.2250919" calcext:value-type="float">
            <text:p>30.2250919</text:p>
          </table:table-cell>
          <table:table-cell office:value-type="float" office:value="30.22488323" calcext:value-type="float">
            <text:p>30.22488323</text:p>
          </table:table-cell>
          <table:table-cell office:value-type="float" office:value="30.22502578" calcext:value-type="float">
            <text:p>30.22502578</text:p>
          </table:table-cell>
          <table:table-cell office:value-type="float" office:value="30.22492905" calcext:value-type="float">
            <text:p>30.22492905</text:p>
          </table:table-cell>
          <table:table-cell office:value-type="float" office:value="30.22486641" calcext:value-type="float">
            <text:p>30.22486641</text:p>
          </table:table-cell>
          <table:table-cell office:value-type="float" office:value="30.22481118" calcext:value-type="float">
            <text:p>30.22481118</text:p>
          </table:table-cell>
          <table:table-cell office:value-type="float" office:value="30.22503508" calcext:value-type="float">
            <text:p>30.22503508</text:p>
          </table:table-cell>
          <table:table-cell office:value-type="float" office:value="30.22500467" calcext:value-type="float">
            <text:p>30.22500467</text:p>
          </table:table-cell>
          <table:table-cell office:value-type="float" office:value="30.22485928" calcext:value-type="float">
            <text:p>30.22485928</text:p>
          </table:table-cell>
          <table:table-cell office:value-type="float" office:value="30.2250248" calcext:value-type="float">
            <text:p>30.2250248</text:p>
          </table:table-cell>
          <table:table-cell office:value-type="float" office:value="30.21875999" calcext:value-type="float">
            <text:p>30.21875999</text:p>
          </table:table-cell>
          <table:table-cell office:value-type="float" office:value="30.66653538" calcext:value-type="float">
            <text:p>30.66653538</text:p>
          </table:table-cell>
          <table:table-cell office:value-type="float" office:value="30.666551" calcext:value-type="float">
            <text:p>30.666551</text:p>
          </table:table-cell>
          <table:table-cell office:value-type="float" office:value="30.66637382" calcext:value-type="float">
            <text:p>30.66637382</text:p>
          </table:table-cell>
          <table:table-cell office:value-type="float" office:value="30.66664807" calcext:value-type="float">
            <text:p>30.66664807</text:p>
          </table:table-cell>
          <table:table-cell office:value-type="string" calcext:value-type="string">
            <text:p><text:s/>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0.40292282" calcext:value-type="float">
            <text:p>30.40292282</text:p>
          </table:table-cell>
          <table:table-cell office:value-type="float" office:value="30.43939822" calcext:value-type="float">
            <text:p>30.43939822</text:p>
          </table:table-cell>
          <table:table-cell office:value-type="float" office:value="30.43947734" calcext:value-type="float">
            <text:p>30.43947734</text:p>
          </table:table-cell>
          <table:table-cell office:value-type="float" office:value="30.43956131" calcext:value-type="float">
            <text:p>30.43956131</text:p>
          </table:table-cell>
          <table:table-cell office:value-type="float" office:value="30.43944227" calcext:value-type="float">
            <text:p>30.43944227</text:p>
          </table:table-cell>
          <table:table-cell office:value-type="float" office:value="30.45260615" calcext:value-type="float">
            <text:p>30.45260615</text:p>
          </table:table-cell>
          <table:table-cell office:value-type="float" office:value="30.45298149" calcext:value-type="float">
            <text:p>30.45298149</text:p>
          </table:table-cell>
          <table:table-cell office:value-type="float" office:value="30.45279623" calcext:value-type="float">
            <text:p>30.45279623</text:p>
          </table:table-cell>
          <table:table-cell office:value-type="float" office:value="30.45270704" calcext:value-type="float">
            <text:p>30.45270704</text:p>
          </table:table-cell>
          <table:table-cell office:value-type="float" office:value="30.45297171" calcext:value-type="float">
            <text:p>30.45297171</text:p>
          </table:table-cell>
          <table:table-cell office:value-type="float" office:value="30.45275005" calcext:value-type="float">
            <text:p>30.45275005</text:p>
          </table:table-cell>
          <table:table-cell office:value-type="float" office:value="30.45244873" calcext:value-type="float">
            <text:p>30.45244873</text:p>
          </table:table-cell>
          <table:table-cell office:value-type="float" office:value="30.45303238" calcext:value-type="float">
            <text:p>30.45303238</text:p>
          </table:table-cell>
          <table:table-cell office:value-type="float" office:value="30.45278147" calcext:value-type="float">
            <text:p>30.45278147</text:p>
          </table:table-cell>
          <table:table-cell office:value-type="float" office:value="30.45240747" calcext:value-type="float">
            <text:p>30.45240747</text:p>
          </table:table-cell>
          <table:table-cell office:value-type="float" office:value="30.45292328" calcext:value-type="float">
            <text:p>30.45292328</text:p>
          </table:table-cell>
          <table:table-cell office:value-type="float" office:value="30.45289486" calcext:value-type="float">
            <text:p>30.45289486</text:p>
          </table:table-cell>
          <table:table-cell office:value-type="float" office:value="30.44767377" calcext:value-type="float">
            <text:p>30.44767377</text:p>
          </table:table-cell>
          <table:table-cell office:value-type="float" office:value="30.45975312" calcext:value-type="float">
            <text:p>30.45975312</text:p>
          </table:table-cell>
          <table:table-cell office:value-type="float" office:value="30.45968155" calcext:value-type="float">
            <text:p>30.45968155</text:p>
          </table:table-cell>
          <table:table-cell office:value-type="float" office:value="30.45960225" calcext:value-type="float">
            <text:p>30.45960225</text:p>
          </table:table-cell>
          <table:table-cell office:value-type="float" office:value="30.45953935" calcext:value-type="float">
            <text:p>30.45953935</text:p>
          </table:table-cell>
          <table:table-cell office:value-type="float" office:value="30.45953613" calcext:value-type="float">
            <text:p>30.45953613</text:p>
          </table:table-cell>
          <table:table-cell office:value-type="float" office:value="30.45974378" calcext:value-type="float">
            <text:p>30.45974378</text:p>
          </table:table-cell>
          <table:table-cell office:value-type="float" office:value="30.4598919" calcext:value-type="float">
            <text:p>30.4598919</text:p>
          </table:table-cell>
          <table:table-cell office:value-type="float" office:value="30.45974954" calcext:value-type="float">
            <text:p>30.45974954</text:p>
          </table:table-cell>
          <table:table-cell office:value-type="float" office:value="30.45968296" calcext:value-type="float">
            <text:p>30.45968296</text:p>
          </table:table-cell>
          <table:table-cell office:value-type="float" office:value="30.45973273" calcext:value-type="float">
            <text:p>30.45973273</text:p>
          </table:table-cell>
          <table:table-cell office:value-type="float" office:value="30.61886081" calcext:value-type="float">
            <text:p>30.61886081</text:p>
          </table:table-cell>
          <table:table-cell office:value-type="float" office:value="30.61092591" calcext:value-type="float">
            <text:p>30.61092591</text:p>
          </table:table-cell>
          <table:table-cell office:value-type="float" office:value="30.61876997" calcext:value-type="float">
            <text:p>30.61876997</text:p>
          </table:table-cell>
          <table:table-cell office:value-type="float" office:value="30.61871562" calcext:value-type="float">
            <text:p>30.61871562</text:p>
          </table:table-cell>
          <table:table-cell office:value-type="float" office:value="30.61879443" calcext:value-type="float">
            <text:p>30.61879443</text:p>
          </table:table-cell>
          <table:table-cell office:value-type="float" office:value="30.61476984" calcext:value-type="float">
            <text:p>30.61476984</text:p>
          </table:table-cell>
          <table:table-cell office:value-type="float" office:value="30.61889616" calcext:value-type="float">
            <text:p>30.61889616</text:p>
          </table:table-cell>
          <table:table-cell office:value-type="float" office:value="30.60609403" calcext:value-type="float">
            <text:p>30.60609403</text:p>
          </table:table-cell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.90465151" calcext:value-type="float">
            <text:p>30.90465151</text:p>
          </table:table-cell>
          <table:table-cell office:value-type="float" office:value="30.90478847" calcext:value-type="float">
            <text:p>30.90478847</text:p>
          </table:table-cell>
          <table:table-cell office:value-type="float" office:value="30.90474665" calcext:value-type="float">
            <text:p>30.90474665</text:p>
          </table:table-cell>
          <table:table-cell office:value-type="float" office:value="30.90490822" calcext:value-type="float">
            <text:p>30.90490822</text:p>
          </table:table-cell>
          <table:table-cell office:value-type="float" office:value="30.89229072" calcext:value-type="float">
            <text:p>30.89229072</text:p>
          </table:table-cell>
          <table:table-cell office:value-type="float" office:value="30.90481691" calcext:value-type="float">
            <text:p>30.90481691</text:p>
          </table:table-cell>
          <table:table-cell office:value-type="float" office:value="30.90486914" calcext:value-type="float">
            <text:p>30.90486914</text:p>
          </table:table-cell>
          <table:table-cell office:value-type="float" office:value="30.90490063" calcext:value-type="float">
            <text:p>30.90490063</text:p>
          </table:table-cell>
          <table:table-cell office:value-type="float" office:value="30.90479213" calcext:value-type="float">
            <text:p>30.90479213</text:p>
          </table:table-cell>
          <table:table-cell office:value-type="float" office:value="30.90484702" calcext:value-type="float">
            <text:p>30.90484702</text:p>
          </table:table-cell>
          <table:table-cell office:value-type="float" office:value="30.90457368" calcext:value-type="float">
            <text:p>30.90457368</text:p>
          </table:table-cell>
          <table:table-cell office:value-type="float" office:value="30.89257803" calcext:value-type="float">
            <text:p>30.89257803</text:p>
          </table:table-cell>
          <table:table-cell office:value-type="float" office:value="30.89253127" calcext:value-type="float">
            <text:p>30.89253127</text:p>
          </table:table-cell>
          <table:table-cell office:value-type="float" office:value="30.90485214" calcext:value-type="float">
            <text:p>30.90485214</text:p>
          </table:table-cell>
          <table:table-cell office:value-type="float" office:value="30.90487046" calcext:value-type="float">
            <text:p>30.90487046</text:p>
          </table:table-cell>
          <table:table-cell office:value-type="float" office:value="31.3322489" calcext:value-type="float">
            <text:p>31.3322489</text:p>
          </table:table-cell>
          <table:table-cell office:value-type="float" office:value="31.33180489" calcext:value-type="float">
            <text:p>31.33180489</text:p>
          </table:table-cell>
          <table:table-cell office:value-type="float" office:value="31.32027672" calcext:value-type="float">
            <text:p>31.32027672</text:p>
          </table:table-cell>
          <table:table-cell office:value-type="float" office:value="31.33213689" calcext:value-type="float">
            <text:p>31.33213689</text:p>
          </table:table-cell>
          <table:table-cell office:value-type="float" office:value="31.33238976" calcext:value-type="float">
            <text:p>31.33238976</text:p>
          </table:table-cell>
          <table:table-cell office:value-type="float" office:value="31.32017846" calcext:value-type="float">
            <text:p>31.32017846</text:p>
          </table:table-cell>
          <table:table-cell office:value-type="float" office:value="31.33234955" calcext:value-type="float">
            <text:p>31.33234955</text:p>
          </table:table-cell>
          <table:table-cell office:value-type="float" office:value="31.33221953" calcext:value-type="float">
            <text:p>31.33221953</text:p>
          </table:table-cell>
          <table:table-cell office:value-type="float" office:value="31.33264807" calcext:value-type="float">
            <text:p>31.33264807</text:p>
          </table:table-cell>
          <table:table-cell office:value-type="float" office:value="31.33259412" calcext:value-type="float">
            <text:p>31.33259412</text:p>
          </table:table-cell>
          <table:table-cell office:value-type="float" office:value="31.33245569" calcext:value-type="float">
            <text:p>31.33245569</text:p>
          </table:table-cell>
          <table:table-cell office:value-type="float" office:value="31.33230348" calcext:value-type="float">
            <text:p>31.33230348</text:p>
          </table:table-cell>
          <table:table-cell office:value-type="float" office:value="31.33239011" calcext:value-type="float">
            <text:p>31.33239011</text:p>
          </table:table-cell>
          <table:table-cell office:value-type="float" office:value="31.33244284" calcext:value-type="float">
            <text:p>31.33244284</text:p>
          </table:table-cell>
          <table:table-cell office:value-type="float" office:value="31.32041193" calcext:value-type="float">
            <text:p>31.32041193</text:p>
          </table:table-cell>
          <table:table-cell office:value-type="float" office:value="31.3326754" calcext:value-type="float">
            <text:p>31.3326754</text:p>
          </table:table-cell>
          <table:table-cell office:value-type="float" office:value="31.33246037" calcext:value-type="float">
            <text:p>31.33246037</text:p>
          </table:table-cell>
          <table:table-cell office:value-type="float" office:value="31.33252171" calcext:value-type="float">
            <text:p>31.33252171</text:p>
          </table:table-cell>
          <table:table-cell office:value-type="float" office:value="31.33269916" calcext:value-type="float">
            <text:p>31.33269916</text:p>
          </table:table-cell>
          <table:table-cell office:value-type="float" office:value="31.33269961" calcext:value-type="float">
            <text:p>31.33269961</text:p>
          </table:table-cell>
          <table:table-cell office:value-type="float" office:value="31.32018694" calcext:value-type="float">
            <text:p>31.32018694</text:p>
          </table:table-cell>
          <table:table-cell office:value-type="float" office:value="31.33276182" calcext:value-type="float">
            <text:p>31.33276182</text:p>
          </table:table-cell>
          <table:table-cell office:value-type="float" office:value="31.332492" calcext:value-type="float">
            <text:p>31.332492</text:p>
          </table:table-cell>
          <table:table-cell office:value-type="float" office:value="31.33265237" calcext:value-type="float">
            <text:p>31.33265237</text:p>
          </table:table-cell>
          <table:table-cell office:value-type="float" office:value="31.33249469" calcext:value-type="float">
            <text:p>31.33249469</text:p>
          </table:table-cell>
          <table:table-cell office:value-type="string" calcext:value-type="string">
            <text:p><text:s/>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.9935051" calcext:value-type="float">
            <text:p>30.9935051</text:p>
          </table:table-cell>
          <table:table-cell office:value-type="float" office:value="31.00535005" calcext:value-type="float">
            <text:p>31.00535005</text:p>
          </table:table-cell>
          <table:table-cell office:value-type="float" office:value="31.0181206" calcext:value-type="float">
            <text:p>31.0181206</text:p>
          </table:table-cell>
          <table:table-cell office:value-type="float" office:value="31.01819051" calcext:value-type="float">
            <text:p>31.01819051</text:p>
          </table:table-cell>
          <table:table-cell office:value-type="float" office:value="31.0183567" calcext:value-type="float">
            <text:p>31.0183567</text:p>
          </table:table-cell>
          <table:table-cell office:value-type="float" office:value="33.07269423" calcext:value-type="float">
            <text:p>33.07269423</text:p>
          </table:table-cell>
          <table:table-cell office:value-type="float" office:value="33.07240147" calcext:value-type="float">
            <text:p>33.07240147</text:p>
          </table:table-cell>
          <table:table-cell office:value-type="float" office:value="33.07266198" calcext:value-type="float">
            <text:p>33.07266198</text:p>
          </table:table-cell>
          <table:table-cell office:value-type="float" office:value="33.07265201" calcext:value-type="float">
            <text:p>33.07265201</text:p>
          </table:table-cell>
          <table:table-cell office:value-type="float" office:value="33.07232387" calcext:value-type="float">
            <text:p>33.07232387</text:p>
          </table:table-cell>
          <table:table-cell office:value-type="float" office:value="33.05969621" calcext:value-type="float">
            <text:p>33.05969621</text:p>
          </table:table-cell>
          <table:table-cell office:value-type="float" office:value="33.07223226" calcext:value-type="float">
            <text:p>33.07223226</text:p>
          </table:table-cell>
          <table:table-cell office:value-type="float" office:value="33.07253736" calcext:value-type="float">
            <text:p>33.07253736</text:p>
          </table:table-cell>
          <table:table-cell office:value-type="float" office:value="33.07232967" calcext:value-type="float">
            <text:p>33.07232967</text:p>
          </table:table-cell>
          <table:table-cell office:value-type="float" office:value="33.07265711" calcext:value-type="float">
            <text:p>33.07265711</text:p>
          </table:table-cell>
          <table:table-cell office:value-type="float" office:value="33.05982647" calcext:value-type="float">
            <text:p>33.05982647</text:p>
          </table:table-cell>
          <table:table-cell office:value-type="float" office:value="33.07252773" calcext:value-type="float">
            <text:p>33.07252773</text:p>
          </table:table-cell>
          <table:table-cell office:value-type="float" office:value="33.07232692" calcext:value-type="float">
            <text:p>33.07232692</text:p>
          </table:table-cell>
          <table:table-cell office:value-type="float" office:value="33.07258963" calcext:value-type="float">
            <text:p>33.07258963</text:p>
          </table:table-cell>
          <table:table-cell office:value-type="float" office:value="33.07231788" calcext:value-type="float">
            <text:p>33.07231788</text:p>
          </table:table-cell>
          <table:table-cell office:value-type="float" office:value="33.07259669" calcext:value-type="float">
            <text:p>33.07259669</text:p>
          </table:table-cell>
          <table:table-cell office:value-type="float" office:value="33.06748595" calcext:value-type="float">
            <text:p>33.06748595</text:p>
          </table:table-cell>
          <table:table-cell office:value-type="float" office:value="33.07237306" calcext:value-type="float">
            <text:p>33.07237306</text:p>
          </table:table-cell>
          <table:table-cell office:value-type="float" office:value="33.07263089" calcext:value-type="float">
            <text:p>33.07263089</text:p>
          </table:table-cell>
          <table:table-cell office:value-type="float" office:value="33.07243748" calcext:value-type="float">
            <text:p>33.07243748</text:p>
          </table:table-cell>
          <table:table-cell office:value-type="float" office:value="33.0723495" calcext:value-type="float">
            <text:p>33.0723495</text:p>
          </table:table-cell>
          <table:table-cell office:value-type="float" office:value="33.07241747" calcext:value-type="float">
            <text:p>33.07241747</text:p>
          </table:table-cell>
          <table:table-cell office:value-type="float" office:value="33.07255606" calcext:value-type="float">
            <text:p>33.07255606</text:p>
          </table:table-cell>
          <table:table-cell office:value-type="float" office:value="33.07257478" calcext:value-type="float">
            <text:p>33.07257478</text:p>
          </table:table-cell>
          <table:table-cell office:value-type="float" office:value="33.07251805" calcext:value-type="float">
            <text:p>33.07251805</text:p>
          </table:table-cell>
          <table:table-cell office:value-type="float" office:value="33.07242511" calcext:value-type="float">
            <text:p>33.07242511</text:p>
          </table:table-cell>
          <table:table-cell office:value-type="float" office:value="33.07235691" calcext:value-type="float">
            <text:p>33.07235691</text:p>
          </table:table-cell>
          <table:table-cell office:value-type="float" office:value="33.07259584" calcext:value-type="float">
            <text:p>33.07259584</text:p>
          </table:table-cell>
          <table:table-cell office:value-type="float" office:value="33.07248447" calcext:value-type="float">
            <text:p>33.07248447</text:p>
          </table:table-cell>
          <table:table-cell office:value-type="float" office:value="33.06002793" calcext:value-type="float">
            <text:p>33.06002793</text:p>
          </table:table-cell>
          <table:table-cell office:value-type="float" office:value="33.07255461" calcext:value-type="float">
            <text:p>33.07255461</text:p>
          </table:table-cell>
          <table:table-cell office:value-type="float" office:value="33.07242569" calcext:value-type="float">
            <text:p>33.07242569</text:p>
          </table:table-cell>
          <table:table-cell office:value-type="float" office:value="33.07253318" calcext:value-type="float">
            <text:p>33.07253318</text:p>
          </table:table-cell>
          <table:table-cell office:value-type="float" office:value="33.07264379" calcext:value-type="float">
            <text:p>33.07264379</text:p>
          </table:table-cell>
          <table:table-cell office:value-type="float" office:value="33.07264238" calcext:value-type="float">
            <text:p>33.07264238</text:p>
          </table:table-cell>
          <table:table-cell office:value-type="float" office:value="33.07279563" calcext:value-type="float">
            <text:p>33.07279563</text:p>
          </table:table-cell>
          <table:table-cell office:value-type="float" office:value="33.05977602" calcext:value-type="float">
            <text:p>33.05977602</text:p>
          </table:table-cell>
          <table:table-cell office:value-type="float" office:value="33.07209872" calcext:value-type="float">
            <text:p>33.07209872</text:p>
          </table:table-cell>
          <table:table-cell office:value-type="float" office:value="33.07260593" calcext:value-type="float">
            <text:p>33.0726059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1.46487127" calcext:value-type="float">
            <text:p>31.46487127</text:p>
          </table:table-cell>
          <table:table-cell office:value-type="float" office:value="31.46478186" calcext:value-type="float">
            <text:p>31.46478186</text:p>
          </table:table-cell>
          <table:table-cell office:value-type="float" office:value="32.04971633" calcext:value-type="float">
            <text:p>32.04971633</text:p>
          </table:table-cell>
          <table:table-cell office:value-type="float" office:value="32.0498277" calcext:value-type="float">
            <text:p>32.0498277</text:p>
          </table:table-cell>
          <table:table-cell office:value-type="float" office:value="32.0497717" calcext:value-type="float">
            <text:p>32.0497717</text:p>
          </table:table-cell>
          <table:table-cell office:value-type="float" office:value="32.04941458" calcext:value-type="float">
            <text:p>32.04941458</text:p>
          </table:table-cell>
          <table:table-cell office:value-type="float" office:value="32.04977956" calcext:value-type="float">
            <text:p>32.04977956</text:p>
          </table:table-cell>
          <table:table-cell office:value-type="float" office:value="32.03684186" calcext:value-type="float">
            <text:p>32.03684186</text:p>
          </table:table-cell>
          <table:table-cell office:value-type="float" office:value="32.03714729" calcext:value-type="float">
            <text:p>32.03714729</text:p>
          </table:table-cell>
          <table:table-cell office:value-type="float" office:value="32.04959795" calcext:value-type="float">
            <text:p>32.04959795</text:p>
          </table:table-cell>
          <table:table-cell office:value-type="float" office:value="32.04937133" calcext:value-type="float">
            <text:p>32.04937133</text:p>
          </table:table-cell>
          <table:table-cell office:value-type="float" office:value="32.04960523" calcext:value-type="float">
            <text:p>32.04960523</text:p>
          </table:table-cell>
          <table:table-cell office:value-type="float" office:value="32.04089918" calcext:value-type="float">
            <text:p>32.04089918</text:p>
          </table:table-cell>
          <table:table-cell office:value-type="float" office:value="32.03696717" calcext:value-type="float">
            <text:p>32.03696717</text:p>
          </table:table-cell>
          <table:table-cell office:value-type="float" office:value="32.04963553" calcext:value-type="float">
            <text:p>32.04963553</text:p>
          </table:table-cell>
          <table:table-cell office:value-type="float" office:value="32.03691476" calcext:value-type="float">
            <text:p>32.03691476</text:p>
          </table:table-cell>
          <table:table-cell office:value-type="float" office:value="32.04963568" calcext:value-type="float">
            <text:p>32.04963568</text:p>
          </table:table-cell>
          <table:table-cell office:value-type="float" office:value="32.03732865" calcext:value-type="float">
            <text:p>32.03732865</text:p>
          </table:table-cell>
          <table:table-cell office:value-type="float" office:value="32.04950093" calcext:value-type="float">
            <text:p>32.04950093</text:p>
          </table:table-cell>
          <table:table-cell office:value-type="float" office:value="32.04945668" calcext:value-type="float">
            <text:p>32.04945668</text:p>
          </table:table-cell>
          <table:table-cell office:value-type="float" office:value="32.0493977" calcext:value-type="float">
            <text:p>32.0493977</text:p>
          </table:table-cell>
          <table:table-cell office:value-type="float" office:value="32.04945722" calcext:value-type="float">
            <text:p>32.04945722</text:p>
          </table:table-cell>
          <table:table-cell office:value-type="float" office:value="32.04960388" calcext:value-type="float">
            <text:p>32.04960388</text:p>
          </table:table-cell>
          <table:table-cell office:value-type="float" office:value="32.04951491" calcext:value-type="float">
            <text:p>32.04951491</text:p>
          </table:table-cell>
          <table:table-cell office:value-type="float" office:value="32.04948563" calcext:value-type="float">
            <text:p>32.04948563</text:p>
          </table:table-cell>
          <table:table-cell office:value-type="float" office:value="32.03698582" calcext:value-type="float">
            <text:p>32.03698582</text:p>
          </table:table-cell>
          <table:table-cell office:value-type="float" office:value="32.03720478" calcext:value-type="float">
            <text:p>32.03720478</text:p>
          </table:table-cell>
          <table:table-cell office:value-type="float" office:value="32.04916135" calcext:value-type="float">
            <text:p>32.04916135</text:p>
          </table:table-cell>
          <table:table-cell office:value-type="float" office:value="32.04958089" calcext:value-type="float">
            <text:p>32.04958089</text:p>
          </table:table-cell>
          <table:table-cell office:value-type="float" office:value="32.0494283" calcext:value-type="float">
            <text:p>32.0494283</text:p>
          </table:table-cell>
          <table:table-cell office:value-type="float" office:value="32.04953359" calcext:value-type="float">
            <text:p>32.04953359</text:p>
          </table:table-cell>
          <table:table-cell office:value-type="float" office:value="32.04971589" calcext:value-type="float">
            <text:p>32.04971589</text:p>
          </table:table-cell>
          <table:table-cell office:value-type="float" office:value="32.04970941" calcext:value-type="float">
            <text:p>32.04970941</text:p>
          </table:table-cell>
          <table:table-cell office:value-type="float" office:value="32.04624387" calcext:value-type="float">
            <text:p>32.04624387</text:p>
          </table:table-cell>
          <table:table-cell office:value-type="float" office:value="32.049845" calcext:value-type="float">
            <text:p>32.049845</text:p>
          </table:table-cell>
          <table:table-cell office:value-type="float" office:value="32.04942393" calcext:value-type="float">
            <text:p>32.04942393</text:p>
          </table:table-cell>
          <table:table-cell office:value-type="float" office:value="32.0496564" calcext:value-type="float">
            <text:p>32.0496564</text:p>
          </table:table-cell>
          <table:table-cell office:value-type="float" office:value="32.04818192" calcext:value-type="float">
            <text:p>32.04818192</text:p>
          </table:table-cell>
          <table:table-cell office:value-type="float" office:value="32.05006073" calcext:value-type="float">
            <text:p>32.05006073</text:p>
          </table:table-cell>
          <table:table-cell office:value-type="float" office:value="32.04995044" calcext:value-type="float">
            <text:p>32.04995044</text:p>
          </table:table-cell>
          <table:table-cell office:value-type="float" office:value="32.04993095" calcext:value-type="float">
            <text:p>32.04993095</text:p>
          </table:table-cell>
          <table:table-cell office:value-type="float" office:value="32.049921" calcext:value-type="float">
            <text:p>32.049921</text:p>
          </table:table-cell>
          <table:table-cell office:value-type="float" office:value="32.03745869" calcext:value-type="float">
            <text:p>32.03745869</text:p>
          </table:table-cell>
          <table:table-cell office:value-type="float" office:value="32.04965208" calcext:value-type="float">
            <text:p>32.04965208</text:p>
          </table:table-cell>
          <table:table-cell office:value-type="float" office:value="32.04948964" calcext:value-type="float">
            <text:p>32.04948964</text:p>
          </table:table-cell>
          <table:table-cell office:value-type="float" office:value="32.05005949" calcext:value-type="float">
            <text:p>32.05005949</text:p>
          </table:table-cell>
          <table:table-cell office:value-type="float" office:value="32.03742739" calcext:value-type="float">
            <text:p>32.03742739</text:p>
          </table:table-cell>
          <table:table-cell office:value-type="float" office:value="32.05015515" calcext:value-type="float">
            <text:p>32.05015515</text:p>
          </table:table-cell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50"/>
        </table:table-row>
        <table:table-row table:style-name="ro1">
          <table:table-cell/>
          <table:table-cell office:value-type="string" calcext:value-type="string">
            <text:p>averages</text:p>
          </table:table-cell>
          <table:table-cell office:value-type="string" calcext:value-type="string">
            <text:p>errors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run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]:OFFSET([.B3];0;[.A3]-1))" office:value-type="float" office:value="26.37278043" calcext:value-type="float">
            <text:p>26.37278043</text:p>
          </table:table-cell>
          <table:table-cell table:formula="of:=( MAX([.B3]:OFFSET([.B3];0;[.A3]-1)) - MIN([.B3]:OFFSET([.B3];0;[.A3]-1)) )/2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B50]+[.B65]+[.B80])/3" office:value-type="float" office:value="26.39862088" calcext:value-type="float">
            <text:p>26.39862088</text:p>
          </table:table-cell>
          <table:table-cell table:formula="of:=( MAX([.B50];[.B65];[.B80]) -  MIN([.B50];[.B65];[.B80])   )/2" office:value-type="float" office:value="0.117766025" calcext:value-type="float">
            <text:p>0.117766025</text:p>
          </table:table-cell>
          <table:table-cell table:number-columns-repeated="4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4]:OFFSET([.B4];0;[.A4]-1))" office:value-type="float" office:value="26.4062381" calcext:value-type="float">
            <text:p>26.4062381</text:p>
          </table:table-cell>
          <table:table-cell table:formula="of:=( MAX([.B4]:OFFSET([.B4];0;[.A4]-1)) - MIN([.B4]:OFFSET([.B4];0;[.A4]-1)) )/2" office:value-type="float" office:value="0.0310271550000003" calcext:value-type="float">
            <text:p>0.03102715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([.B51]+[.B66]+[.B81])/3" office:value-type="float" office:value="26.3862388233333" calcext:value-type="float">
            <text:p>26.3862388233333</text:p>
          </table:table-cell>
          <table:table-cell table:formula="of:=( MAX([.B51];[.B66];[.B81]) -  MIN([.B51];[.B66];[.B81])   )/2" office:value-type="float" office:value="0.0336495049999996" calcext:value-type="float">
            <text:p>0.033649505</text:p>
          </table:table-cell>
          <table:table-cell table:number-columns-repeated="4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5]:OFFSET([.B5];0;[.A5]-1))" office:value-type="float" office:value="26.50054191" calcext:value-type="float">
            <text:p>26.50054191</text:p>
          </table:table-cell>
          <table:table-cell table:formula="of:=( MAX([.B5]:OFFSET([.B5];0;[.A5]-1)) - MIN([.B5]:OFFSET([.B5];0;[.A5]-1)) )/2" office:value-type="float" office:value="0.0435732599999987" calcext:value-type="float">
            <text:p>0.04357325999999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B52]+[.B67]+[.B82])/3" office:value-type="float" office:value="26.56387118" calcext:value-type="float">
            <text:p>26.56387118</text:p>
          </table:table-cell>
          <table:table-cell table:formula="of:=( MAX([.B52];[.B67];[.B82]) -  MIN([.B52];[.B67];[.B82])   )/2" office:value-type="float" office:value="0.184972655000001" calcext:value-type="float">
            <text:p>0.184972655000001</text:p>
          </table:table-cell>
          <table:table-cell table:number-columns-repeated="4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6]:OFFSET([.B6];0;[.A6]-1))" office:value-type="float" office:value="26.96129506" calcext:value-type="float">
            <text:p>26.96129506</text:p>
          </table:table-cell>
          <table:table-cell table:formula="of:=( MAX([.B6]:OFFSET([.B6];0;[.A6]-1)) - MIN([.B6]:OFFSET([.B6];0;[.A6]-1)) )/2" office:value-type="float" office:value="0.21819144" calcext:value-type="float">
            <text:p>0.2181914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([.B53]+[.B68]+[.B83])/3" office:value-type="float" office:value="26.8856201133333" calcext:value-type="float">
            <text:p>26.8856201133333</text:p>
          </table:table-cell>
          <table:table-cell table:formula="of:=( MAX([.B53];[.B68];[.B83]) -  MIN([.B53];[.B68];[.B83])   )/2" office:value-type="float" office:value="0.22815144" calcext:value-type="float">
            <text:p>0.22815144</text:p>
          </table:table-cell>
          <table:table-cell table:number-columns-repeated="4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7]:OFFSET([.B7];0;[.A7]-1))" office:value-type="float" office:value="29.19504471" calcext:value-type="float">
            <text:p>29.19504471</text:p>
          </table:table-cell>
          <table:table-cell table:formula="of:=( MAX([.B7]:OFFSET([.B7];0;[.A7]-1)) - MIN([.B7]:OFFSET([.B7];0;[.A7]-1)) )/2" office:value-type="float" office:value="1.20337164" calcext:value-type="float">
            <text:p>1.2033716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([.B54]+[.B69]+[.B84])/3" office:value-type="float" office:value="27.78781656" calcext:value-type="float">
            <text:p>27.78781656</text:p>
          </table:table-cell>
          <table:table-cell table:formula="of:=( MAX([.B54];[.B69];[.B84]) -  MIN([.B54];[.B69];[.B84])   )/2" office:value-type="float" office:value="1.186525705" calcext:value-type="float">
            <text:p>1.186525705</text:p>
          </table:table-cell>
          <table:table-cell table:number-columns-repeated="4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8]:OFFSET([.B8];0;[.A8]-1))" office:value-type="float" office:value="27.13739278" calcext:value-type="float">
            <text:p>27.13739278</text:p>
          </table:table-cell>
          <table:table-cell table:formula="of:=( MAX([.B8]:OFFSET([.B8];0;[.A8]-1)) - MIN([.B8]:OFFSET([.B8];0;[.A8]-1)) )/2" office:value-type="float" office:value="0.0151608349999997" calcext:value-type="float">
            <text:p>0.01516083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([.B55]+[.B70]+[.B85])/3" office:value-type="float" office:value="27.2973895366667" calcext:value-type="float">
            <text:p>27.2973895366667</text:p>
          </table:table-cell>
          <table:table-cell table:formula="of:=( MAX([.B55];[.B70];[.B85]) -  MIN([.B55];[.B70];[.B85])   )/2" office:value-type="float" office:value="0.189093985000001" calcext:value-type="float">
            <text:p>0.189093985000001</text:p>
          </table:table-cell>
          <table:table-cell table:number-columns-repeated="4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9]:OFFSET([.B9];0;[.A9]-1))" office:value-type="float" office:value="27.3688721" calcext:value-type="float">
            <text:p>27.3688721</text:p>
          </table:table-cell>
          <table:table-cell table:formula="of:=( MAX([.B9]:OFFSET([.B9];0;[.A9]-1)) - MIN([.B9]:OFFSET([.B9];0;[.A9]-1)) )/2" office:value-type="float" office:value="0.00509635000000053" calcext:value-type="float">
            <text:p>0.00509635000000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([.B56]+[.B71]+[.B86])/3" office:value-type="float" office:value="27.9833675266667" calcext:value-type="float">
            <text:p>27.9833675266667</text:p>
          </table:table-cell>
          <table:table-cell table:formula="of:=( MAX([.B56];[.B71];[.B86]) -  MIN([.B56];[.B71];[.B86])   )/2" office:value-type="float" office:value="0.75417371" calcext:value-type="float">
            <text:p>0.75417371</text:p>
          </table:table-cell>
          <table:table-cell table:number-columns-repeated="4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10]:OFFSET([.B10];0;[.A10]-1))" office:value-type="float" office:value="29.89066469" calcext:value-type="float">
            <text:p>29.89066469</text:p>
          </table:table-cell>
          <table:table-cell table:formula="of:=( MAX([.B10]:OFFSET([.B10];0;[.A10]-1)) - MIN([.B10]:OFFSET([.B10];0;[.A10]-1)) )/2" office:value-type="float" office:value="1.513159335" calcext:value-type="float">
            <text:p>1.51315933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([.B57]+[.B72]+[.B87])/3" office:value-type="float" office:value="30.5008002066667" calcext:value-type="float">
            <text:p>30.5008002066667</text:p>
          </table:table-cell>
          <table:table-cell table:formula="of:=( MAX([.B57];[.B72];[.B87]) -  MIN([.B57];[.B72];[.B87])   )/2" office:value-type="float" office:value="0.46916401" calcext:value-type="float">
            <text:p>0.46916401</text:p>
          </table:table-cell>
          <table:table-cell table:number-columns-repeated="4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11]:OFFSET([.B11];0;[.A11]-1))" office:value-type="float" office:value="30.32155017" calcext:value-type="float">
            <text:p>30.32155017</text:p>
          </table:table-cell>
          <table:table-cell table:formula="of:=( MAX([.B11]:OFFSET([.B11];0;[.A11]-1)) - MIN([.B11]:OFFSET([.B11];0;[.A11]-1)) )/2" office:value-type="float" office:value="1.608858595" calcext:value-type="float">
            <text:p>1.60885859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([.B58]+[.B73]+[.B88])/3" office:value-type="float" office:value="31.22945138" calcext:value-type="float">
            <text:p>31.22945138</text:p>
          </table:table-cell>
          <table:table-cell table:formula="of:=( MAX([.B58];[.B73];[.B88]) -  MIN([.B58];[.B73];[.B88])   )/2" office:value-type="float" office:value="1.189302865" calcext:value-type="float">
            <text:p>1.189302865</text:p>
          </table:table-cell>
          <table:table-cell table:number-columns-repeated="4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12]:OFFSET([.B12];0;[.A12]-1))" office:value-type="float" office:value="31.77312726" calcext:value-type="float">
            <text:p>31.77312726</text:p>
          </table:table-cell>
          <table:table-cell table:formula="of:=( MAX([.B12]:OFFSET([.B12];0;[.A12]-1)) - MIN([.B12]:OFFSET([.B12];0;[.A12]-1)) )/2" office:value-type="float" office:value="0.569406935" calcext:value-type="float">
            <text:p>0.5694069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([.B59]+[.B74]+[.B89])/3" office:value-type="float" office:value="31.03364378" calcext:value-type="float">
            <text:p>31.03364378</text:p>
          </table:table-cell>
          <table:table-cell table:formula="of:=( MAX([.B59];[.B74];[.B89]) -  MIN([.B59];[.B74];[.B89])   )/2" office:value-type="float" office:value="0.57711555" calcext:value-type="float">
            <text:p>0.57711555</text:p>
          </table:table-cell>
          <table:table-cell table:number-columns-repeated="4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13]:OFFSET([.B13];0;[.A13]-1))" office:value-type="float" office:value="31.22052528" calcext:value-type="float">
            <text:p>31.22052528</text:p>
          </table:table-cell>
          <table:table-cell table:formula="of:=( MAX([.B13]:OFFSET([.B13];0;[.A13]-1)) - MIN([.B13]:OFFSET([.B13];0;[.A13]-1)) )/2" office:value-type="float" office:value="0.243357834999999" calcext:value-type="float">
            <text:p>0.24335783499999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([.B60]+[.B75]+[.B90])/3" office:value-type="float" office:value="31.35790475" calcext:value-type="float">
            <text:p>31.35790475</text:p>
          </table:table-cell>
          <table:table-cell table:formula="of:=( MAX([.B60];[.B75];[.B90]) -  MIN([.B60];[.B75];[.B90])   )/2" office:value-type="float" office:value="0.149950935" calcext:value-type="float">
            <text:p>0.149950935</text:p>
          </table:table-cell>
          <table:table-cell table:number-columns-repeated="42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14]:OFFSET([.B14];0;[.A14]-1))" office:value-type="float" office:value="33.71114762" calcext:value-type="float">
            <text:p>33.71114762</text:p>
          </table:table-cell>
          <table:table-cell table:formula="of:=( MAX([.B14]:OFFSET([.B14];0;[.A14]-1)) - MIN([.B14]:OFFSET([.B14];0;[.A14]-1)) )/2" office:value-type="float" office:value="0.931510625" calcext:value-type="float">
            <text:p>0.931510625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([.B61]+[.B76]+[.B91])/3" office:value-type="float" office:value="33.0085287833333" calcext:value-type="float">
            <text:p>33.0085287833333</text:p>
          </table:table-cell>
          <table:table-cell table:formula="of:=( MAX([.B61];[.B76];[.B91]) -  MIN([.B61];[.B76];[.B91])   )/2" office:value-type="float" office:value="0.734752260000001" calcext:value-type="float">
            <text:p>0.734752260000001</text:p>
          </table:table-cell>
          <table:table-cell table:number-columns-repeated="42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15]:OFFSET([.B15];0;[.A15]-1))" office:value-type="float" office:value="31.68869674" calcext:value-type="float">
            <text:p>31.68869674</text:p>
          </table:table-cell>
          <table:table-cell table:formula="of:=( MAX([.B15]:OFFSET([.B15];0;[.A15]-1)) - MIN([.B15]:OFFSET([.B15];0;[.A15]-1)) )/2" office:value-type="float" office:value="0.25611885" calcext:value-type="float">
            <text:p>0.2561188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([.B62]+[.B77]+[.B92])/3" office:value-type="float" office:value="31.9701147733333" calcext:value-type="float">
            <text:p>31.9701147733333</text:p>
          </table:table-cell>
          <table:table-cell table:formula="of:=( MAX([.B62];[.B77];[.B92]) -  MIN([.B62];[.B77];[.B92])   )/2" office:value-type="float" office:value="0.241397845" calcext:value-type="float">
            <text:p>0.241397845</text:p>
          </table:table-cell>
          <table:table-cell table:number-columns-repeated="42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18]:OFFSET([.B18];0;[.A18]-1))" office:value-type="float" office:value="26.52930713" calcext:value-type="float">
            <text:p>26.52930713</text:p>
          </table:table-cell>
          <table:table-cell table:formula="of:=( MAX([.B18]:OFFSET([.B18];0;[.A18]-1)) - MIN([.B18]:OFFSET([.B18];0;[.A18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19]:OFFSET([.B19];0;[.A19]-1))" office:value-type="float" office:value="26.40988869" calcext:value-type="float">
            <text:p>26.40988869</text:p>
          </table:table-cell>
          <table:table-cell table:formula="of:=( MAX([.B19]:OFFSET([.B19];0;[.A19]-1)) - MIN([.B19]:OFFSET([.B19];0;[.A19]-1)) )/2" office:value-type="float" office:value="0.000135614999999589" calcext:value-type="float">
            <text:p>0.000135615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20]:OFFSET([.B20];0;[.A20]-1))" office:value-type="float" office:value="26.78050847" calcext:value-type="float">
            <text:p>26.78050847</text:p>
          </table:table-cell>
          <table:table-cell table:formula="of:=( MAX([.B20]:OFFSET([.B20];0;[.A20]-1)) - MIN([.B20]:OFFSET([.B20];0;[.A20]-1)) )/2" office:value-type="float" office:value="0.191312250000001" calcext:value-type="float">
            <text:p>0.191312250000001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21]:OFFSET([.B21];0;[.A21]-1))" office:value-type="float" office:value="26.6196312" calcext:value-type="float">
            <text:p>26.6196312</text:p>
          </table:table-cell>
          <table:table-cell table:formula="of:=( MAX([.B21]:OFFSET([.B21];0;[.A21]-1)) - MIN([.B21]:OFFSET([.B21];0;[.A21]-1)) )/2" office:value-type="float" office:value="0.036229745" calcext:value-type="float">
            <text:p>0.03622974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22]:OFFSET([.B22];0;[.A22]-1))" office:value-type="float" office:value="26.8219933" calcext:value-type="float">
            <text:p>26.8219933</text:p>
          </table:table-cell>
          <table:table-cell table:formula="of:=( MAX([.B22]:OFFSET([.B22];0;[.A22]-1)) - MIN([.B22]:OFFSET([.B22];0;[.A22]-1)) )/2" office:value-type="float" office:value="0.000380829999999222" calcext:value-type="float">
            <text:p>0.00038082999999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23]:OFFSET([.B23];0;[.A23]-1))" office:value-type="float" office:value="27.51558075" calcext:value-type="float">
            <text:p>27.51558075</text:p>
          </table:table-cell>
          <table:table-cell table:formula="of:=( MAX([.B23]:OFFSET([.B23];0;[.A23]-1)) - MIN([.B23]:OFFSET([.B23];0;[.A23]-1)) )/2" office:value-type="float" office:value="0.000209840000000128" calcext:value-type="float">
            <text:p>0.00020984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24]:OFFSET([.B24];0;[.A24]-1))" office:value-type="float" office:value="28.87721952" calcext:value-type="float">
            <text:p>28.87721952</text:p>
          </table:table-cell>
          <table:table-cell table:formula="of:=( MAX([.B24]:OFFSET([.B24];0;[.A24]-1)) - MIN([.B24]:OFFSET([.B24];0;[.A24]-1)) )/2" office:value-type="float" office:value="0.713877310000001" calcext:value-type="float">
            <text:p>0.713877310000001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25]:OFFSET([.B25];0;[.A25]-1))" office:value-type="float" office:value="30.78274322" calcext:value-type="float">
            <text:p>30.78274322</text:p>
          </table:table-cell>
          <table:table-cell table:formula="of:=( MAX([.B25]:OFFSET([.B25];0;[.A25]-1)) - MIN([.B25]:OFFSET([.B25];0;[.A25]-1)) )/2" office:value-type="float" office:value="0.44271176" calcext:value-type="float">
            <text:p>0.44271176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26]:OFFSET([.B26];0;[.A26]-1))" office:value-type="float" office:value="32.7001559" calcext:value-type="float">
            <text:p>32.7001559</text:p>
          </table:table-cell>
          <table:table-cell table:formula="of:=( MAX([.B26]:OFFSET([.B26];0;[.A26]-1)) - MIN([.B26]:OFFSET([.B26];0;[.A26]-1)) )/2" office:value-type="float" office:value="1.59639802" calcext:value-type="float">
            <text:p>1.59639802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27]:OFFSET([.B27];0;[.A27]-1))" office:value-type="float" office:value="30.70890792" calcext:value-type="float">
            <text:p>30.70890792</text:p>
          </table:table-cell>
          <table:table-cell table:formula="of:=( MAX([.B27]:OFFSET([.B27];0;[.A27]-1)) - MIN([.B27]:OFFSET([.B27];0;[.A27]-1)) )/2" office:value-type="float" office:value="0.153460310000002" calcext:value-type="float">
            <text:p>0.153460310000002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28]:OFFSET([.B28];0;[.A28]-1))" office:value-type="float" office:value="31.52042715" calcext:value-type="float">
            <text:p>31.52042715</text:p>
          </table:table-cell>
          <table:table-cell table:formula="of:=( MAX([.B28]:OFFSET([.B28];0;[.A28]-1)) - MIN([.B28]:OFFSET([.B28];0;[.A28]-1)) )/2" office:value-type="float" office:value="0.403579355" calcext:value-type="float">
            <text:p>0.403579355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29]:OFFSET([.B29];0;[.A29]-1))" office:value-type="float" office:value="32.2416431" calcext:value-type="float">
            <text:p>32.2416431</text:p>
          </table:table-cell>
          <table:table-cell table:formula="of:=( MAX([.B29]:OFFSET([.B29];0;[.A29]-1)) - MIN([.B29]:OFFSET([.B29];0;[.A29]-1)) )/2" office:value-type="float" office:value="0.626622799999998" calcext:value-type="float">
            <text:p>0.626622799999998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30]:OFFSET([.B30];0;[.A30]-1))" office:value-type="float" office:value="32.17149243" calcext:value-type="float">
            <text:p>32.17149243</text:p>
          </table:table-cell>
          <table:table-cell table:formula="of:=( MAX([.B30]:OFFSET([.B30];0;[.A30]-1)) - MIN([.B30]:OFFSET([.B30];0;[.A30]-1)) )/2" office:value-type="float" office:value="0.7023645" calcext:value-type="float">
            <text:p>0.7023645</text:p>
          </table:table-cell>
          <table:table-cell table:number-columns-repeated="47"/>
        </table:table-row>
        <table:table-row table:style-name="ro1">
          <table:table-cell table:number-columns-repeated="50"/>
        </table:table-row>
        <table:table-row table:style-name="ro1">
          <table:table-cell/>
          <table:table-cell office:value-type="string" calcext:value-type="string">
            <text:p>run3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AX([.B33]:OFFSET([.B33];0;[.A33]-1))" office:value-type="float" office:value="26.29377508" calcext:value-type="float">
            <text:p>26.29377508</text:p>
          </table:table-cell>
          <table:table-cell table:formula="of:=( MAX([.B33]:OFFSET([.B33];0;[.A33]-1)) - MIN([.B33]:OFFSET([.B33];0;[.A33]-1)) )/2" office:value-type="float" office:value="0" calcext:value-type="float">
            <text:p>0</text:p>
          </table:table-cell>
          <table:table-cell table:number-columns-repeated="4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AX([.B34]:OFFSET([.B34];0;[.A34]-1))" office:value-type="float" office:value="26.34258968" calcext:value-type="float">
            <text:p>26.34258968</text:p>
          </table:table-cell>
          <table:table-cell table:formula="of:=( MAX([.B34]:OFFSET([.B34];0;[.A34]-1)) - MIN([.B34]:OFFSET([.B34];0;[.A34]-1)) )/2" office:value-type="float" office:value="0.000313690000000477" calcext:value-type="float">
            <text:p>0.00031369</text:p>
          </table:table-cell>
          <table:table-cell table:number-columns-repeated="4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MAX([.B35]:OFFSET([.B35];0;[.A35]-1))" office:value-type="float" office:value="26.41056316" calcext:value-type="float">
            <text:p>26.41056316</text:p>
          </table:table-cell>
          <table:table-cell table:formula="of:=( MAX([.B35]:OFFSET([.B35];0;[.A35]-1)) - MIN([.B35]:OFFSET([.B35];0;[.A35]-1)) )/2" office:value-type="float" office:value="0.00708056499999898" calcext:value-type="float">
            <text:p>0.007080564999999</text:p>
          </table:table-cell>
          <table:table-cell table:number-columns-repeated="4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MAX([.B36]:OFFSET([.B36];0;[.A36]-1))" office:value-type="float" office:value="27.07593408" calcext:value-type="float">
            <text:p>27.07593408</text:p>
          </table:table-cell>
          <table:table-cell table:formula="of:=( MAX([.B36]:OFFSET([.B36];0;[.A36]-1)) - MIN([.B36]:OFFSET([.B36];0;[.A36]-1)) )/2" office:value-type="float" office:value="0.000276064999999548" calcext:value-type="float">
            <text:p>0.000276065</text:p>
          </table:table-cell>
          <table:table-cell table:number-columns-repeated="4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MAX([.B37]:OFFSET([.B37];0;[.A37]-1))" office:value-type="float" office:value="27.34641167" calcext:value-type="float">
            <text:p>27.34641167</text:p>
          </table:table-cell>
          <table:table-cell table:formula="of:=( MAX([.B37]:OFFSET([.B37];0;[.A37]-1)) - MIN([.B37]:OFFSET([.B37];0;[.A37]-1)) )/2" office:value-type="float" office:value="0.0189637299999994" calcext:value-type="float">
            <text:p>0.018963729999999</text:p>
          </table:table-cell>
          <table:table-cell table:number-columns-repeated="4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MAX([.B38]:OFFSET([.B38];0;[.A38]-1))" office:value-type="float" office:value="27.23919508" calcext:value-type="float">
            <text:p>27.23919508</text:p>
          </table:table-cell>
          <table:table-cell table:formula="of:=( MAX([.B38]:OFFSET([.B38];0;[.A38]-1)) - MIN([.B38]:OFFSET([.B38];0;[.A38]-1)) )/2" office:value-type="float" office:value="0.0614893399999996" calcext:value-type="float">
            <text:p>0.06148934</text:p>
          </table:table-cell>
          <table:table-cell table:number-columns-repeated="4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MAX([.B39]:OFFSET([.B39];0;[.A39]-1))" office:value-type="float" office:value="27.70401096" calcext:value-type="float">
            <text:p>27.70401096</text:p>
          </table:table-cell>
          <table:table-cell table:formula="of:=( MAX([.B39]:OFFSET([.B39];0;[.A39]-1)) - MIN([.B39]:OFFSET([.B39];0;[.A39]-1)) )/2" office:value-type="float" office:value="0.174612960000001" calcext:value-type="float">
            <text:p>0.174612960000001</text:p>
          </table:table-cell>
          <table:table-cell table:number-columns-repeated="4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MAX([.B40]:OFFSET([.B40];0;[.A40]-1))" office:value-type="float" office:value="30.82899271" calcext:value-type="float">
            <text:p>30.82899271</text:p>
          </table:table-cell>
          <table:table-cell table:formula="of:=( MAX([.B40]:OFFSET([.B40];0;[.A40]-1)) - MIN([.B40]:OFFSET([.B40];0;[.A40]-1)) )/2" office:value-type="float" office:value="0.486512090000002" calcext:value-type="float">
            <text:p>0.486512090000002</text:p>
          </table:table-cell>
          <table:table-cell table:number-columns-repeated="4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MAX([.B41]:OFFSET([.B41];0;[.A41]-1))" office:value-type="float" office:value="30.66664807" calcext:value-type="float">
            <text:p>30.66664807</text:p>
          </table:table-cell>
          <table:table-cell table:formula="of:=( MAX([.B41]:OFFSET([.B41];0;[.A41]-1)) - MIN([.B41]:OFFSET([.B41];0;[.A41]-1)) )/2" office:value-type="float" office:value="0.718849860000001" calcext:value-type="float">
            <text:p>0.718849860000001</text:p>
          </table:table-cell>
          <table:table-cell table:number-columns-repeated="4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MAX([.B42]:OFFSET([.B42];0;[.A42]-1))" office:value-type="float" office:value="30.61889616" calcext:value-type="float">
            <text:p>30.61889616</text:p>
          </table:table-cell>
          <table:table-cell table:formula="of:=( MAX([.B42]:OFFSET([.B42];0;[.A42]-1)) - MIN([.B42]:OFFSET([.B42];0;[.A42]-1)) )/2" office:value-type="float" office:value="0.107986669999999" calcext:value-type="float">
            <text:p>0.107986669999999</text:p>
          </table:table-cell>
          <table:table-cell table:number-columns-repeated="4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MAX([.B43]:OFFSET([.B43];0;[.A43]-1))" office:value-type="float" office:value="31.33276182" calcext:value-type="float">
            <text:p>31.33276182</text:p>
          </table:table-cell>
          <table:table-cell table:formula="of:=( MAX([.B43]:OFFSET([.B43];0;[.A43]-1)) - MIN([.B43]:OFFSET([.B43];0;[.A43]-1)) )/2" office:value-type="float" office:value="0.220235550000002" calcext:value-type="float">
            <text:p>0.220235550000002</text:p>
          </table:table-cell>
          <table:table-cell table:number-columns-repeated="4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MAX([.B44]:OFFSET([.B44];0;[.A44]-1))" office:value-type="float" office:value="33.07279563" calcext:value-type="float">
            <text:p>33.07279563</text:p>
          </table:table-cell>
          <table:table-cell table:formula="of:=( MAX([.B44]:OFFSET([.B44];0;[.A44]-1)) - MIN([.B44]:OFFSET([.B44];0;[.A44]-1)) )/2" office:value-type="float" office:value="1.039645265" calcext:value-type="float">
            <text:p>1.039645265</text:p>
          </table:table-cell>
          <table:table-cell table:number-columns-repeated="4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MAX([.B45]:OFFSET([.B45];0;[.A45]-1))" office:value-type="float" office:value="32.05015515" calcext:value-type="float">
            <text:p>32.05015515</text:p>
          </table:table-cell>
          <table:table-cell table:formula="of:=( MAX([.B45]:OFFSET([.B45];0;[.A45]-1)) - MIN([.B45]:OFFSET([.B45];0;[.A45]-1)) )/2" office:value-type="float" office:value="0.292686645000002" calcext:value-type="float">
            <text:p>0.292686645000002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9">00/00/0000</text:date>, <text:time style:data-style-name="N2" text:time-value="01:54:58.3200706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09T01:56:50.154927342</dc:date>
    <meta:editing-duration>PT27M3S</meta:editing-duration>
    <meta:editing-cycles>5</meta:editing-cycles>
    <meta:generator>LibreOffice/7.0.2.2$Linux_X86_64 LibreOffice_project/00$Build-2</meta:generator>
    <meta:document-statistic meta:table-count="1" meta:cell-count="1182" meta:object-count="0"/>
  </office:meta>
</office:document-meta>
</file>